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artographie">
        <table:table-row>
          <table:table-cell office:value-type="string">
            <text:p>Lieu</text:p>
          </table:table-cell>
          <table:table-cell office:value-type="string">
            <text:p>idmotspip</text:p>
          </table:table-cell>
          <table:table-cell office:value-type="string">
            <text:p>Type</text:p>
          </table:table-cell>
          <table:table-cell office:value-type="string">
            <text:p>SousType</text:p>
          </table:table-cell>
          <table:table-cell office:value-type="string">
            <text:p>Description</text:p>
          </table:table-cell>
          <table:table-cell office:value-type="string">
            <text:p>AnneeMSI</text:p>
          </table:table-cell>
          <table:table-cell office:value-type="string">
            <text:p>AnneeMAD</text:p>
          </table:table-cell>
          <table:table-cell office:value-type="string">
            <text:p>Status</text:p>
          </table:table-cell>
          <table:table-cell office:value-type="string">
            <text:p>FranceNuc</text:p>
          </table:table-cell>
          <table:table-cell office:value-type="string">
            <text:p>Andra</text:p>
          </table:table-cell>
          <table:table-cell office:value-type="string">
            <text:p>EDF</text:p>
          </table:table-cell>
          <table:table-cell office:value-type="string">
            <text:p>INSC</text:p>
          </table:table-cell>
          <table:table-cell office:value-type="string">
            <text:p>url</text:p>
          </table:table-cell>
          <table:table-cell office:value-type="string">
            <text:p>nbPhotos</text:p>
          </table:table-cell>
          <table:table-cell office:value-type="string">
            <text:p>the_geom</text:p>
          </table:table-cell>
          <table:table-cell office:value-type="string">
            <text:p>PlaceApproximative</text:p>
          </table:table-cell>
          <table:table-cell office:value-type="string">
            <text:p>Priority</text:p>
          </table:table-cell>
          <table:table-cell office:value-type="string">
            <text:p>RecNo</text:p>
          </table:table-cell>
          <table:table-cell office:value-type="string">
            <text:p>RecNoPere</text:p>
          </table:table-cell>
          <table:table-cell office:value-type="string">
            <text:p>UpdateTimestamp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</table:table-row>
        <table:table-row>
          <table:table-cell office:value-type="string">
            <text:p>Bugey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O</text:p>
          </table:table-cell>
          <table:table-cell office:value-type="float" office:value="1978">
            <text:p>1978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bu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string">
            <text:p>2018-10-12 13:02:05</text:p>
          </table:table-cell>
          <table:table-cell office:value-type="float" office:value="5.266538188022910000000000000000">
            <text:p>5.266538188022910000000000000000</text:p>
          </table:table-cell>
          <table:table-cell office:value-type="float" office:value="45.807224801342100000000000000000">
            <text:p>45.807224801342100000000000000000</text:p>
          </table:table-cell>
        </table:table-row>
        <table:table-row>
          <table:table-cell office:value-type="string">
            <text:p>Bugey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O</text:p>
          </table:table-cell>
          <table:table-cell office:value-type="float" office:value="1978">
            <text:p>1978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bu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3">
            <text:p>193</text:p>
          </table:table-cell>
          <table:table-cell office:value-type="float" office:value="9">
            <text:p>9</text:p>
          </table:table-cell>
          <table:table-cell office:value-type="string">
            <text:p>2018-10-12 13:02:05</text:p>
          </table:table-cell>
          <table:table-cell office:value-type="float" office:value="5.266538188022910000000000000000">
            <text:p>5.266538188022910000000000000000</text:p>
          </table:table-cell>
          <table:table-cell office:value-type="float" office:value="45.807224801342100000000000000000">
            <text:p>45.807224801342100000000000000000</text:p>
          </table:table-cell>
        </table:table-row>
        <table:table-row>
          <table:table-cell office:value-type="string">
            <text:p>EL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70 MW</text:p>
          </table:table-cell>
          <table:table-cell office:value-type="string">
            <text:p>prototype EL</text:p>
          </table:table-cell>
          <table:table-cell office:value-type="float" office:value="1967">
            <text:p>1967</text:p>
          </table:table-cell>
          <table:table-cell office:value-type="float" office:value="1985">
            <text:p>1985</text:p>
          </table:table-cell>
          <table:table-cell office:value-type="string">
            <text:p>Arrêt définitif</text:p>
          </table:table-cell>
          <table:table-cell office:value-type="string">
            <text:p>bret_bren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string">
            <text:p>2018-10-12 13:02:05</text:p>
          </table:table-cell>
          <table:table-cell office:value-type="float" office:value="-3.880594909698830000000000000000">
            <text:p>-3.880594909698830000000000000000</text:p>
          </table:table-cell>
          <table:table-cell office:value-type="float" office:value="48.352341666139800000000000000000">
            <text:p>48.352341666139800000000000000000</text:p>
          </table:table-cell>
        </table:table-row>
        <table:table-row>
          <table:table-cell office:value-type="string">
            <text:p>Ionisos Orsay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irradiateur</text:p>
          </table:table-cell>
          <table:table-cell office:value-type="string">
            <text:p>Ioniso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175582557403740000000000000000">
            <text:p>2.175582557403740000000000000000</text:p>
          </table:table-cell>
          <table:table-cell office:value-type="float" office:value="48.715393223812400000000000000000">
            <text:p>48.715393223812400000000000000000</text:p>
          </table:table-cell>
        </table:table-row>
        <table:table-row>
          <table:table-cell office:value-type="string">
            <text:p>Chinon A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70 MW</text:p>
          </table:table-cell>
          <table:table-cell office:value-type="string">
            <text:p>UNGG</text:p>
          </table:table-cell>
          <table:table-cell office:value-type="float" office:value="1963">
            <text:p>1963</text:p>
          </table:table-cell>
          <table:table-cell office:value-type="float" office:value="1973">
            <text:p>1973</text:p>
          </table:table-cell>
          <table:table-cell office:value-type="string">
            <text:p>Arrêt définitif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Bugey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540 MW</text:p>
          </table:table-cell>
          <table:table-cell office:value-type="string">
            <text:p>UNGG</text:p>
          </table:table-cell>
          <table:table-cell office:value-type="float" office:value="1972">
            <text:p>1972</text:p>
          </table:table-cell>
          <table:table-cell office:value-type="float" office:value="1994">
            <text:p>1994</text:p>
          </table:table-cell>
          <table:table-cell office:value-type="string">
            <text:p>Arrêt définitif</text:p>
          </table:table-cell>
          <table:table-cell office:value-type="string">
            <text:p>rhone_bu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office:value-type="string">
            <text:p>2018-10-12 13:02:05</text:p>
          </table:table-cell>
          <table:table-cell office:value-type="float" office:value="5.266538188022910000000000000000">
            <text:p>5.266538188022910000000000000000</text:p>
          </table:table-cell>
          <table:table-cell office:value-type="float" office:value="45.807224801342100000000000000000">
            <text:p>45.807224801342100000000000000000</text:p>
          </table:table-cell>
        </table:table-row>
        <table:table-row>
          <table:table-cell office:value-type="string">
            <text:p>Saint Laurent des Eaux A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480 MW</text:p>
          </table:table-cell>
          <table:table-cell office:value-type="string">
            <text:p>UNGG</text:p>
          </table:table-cell>
          <table:table-cell office:value-type="float" office:value="1969">
            <text:p>1969</text:p>
          </table:table-cell>
          <table:table-cell office:value-type="float" office:value="1990">
            <text:p>1990</text:p>
          </table:table-cell>
          <table:table-cell office:value-type="string">
            <text:p>Arrêt définitif</text:p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office:value-type="string">
            <text:p>2018-10-12 13:02:05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Chinon A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480 MW</text:p>
          </table:table-cell>
          <table:table-cell office:value-type="string">
            <text:p>UNGG</text:p>
          </table:table-cell>
          <table:table-cell office:value-type="float" office:value="1966">
            <text:p>1966</text:p>
          </table:table-cell>
          <table:table-cell office:value-type="float" office:value="1990">
            <text:p>1990</text:p>
          </table:table-cell>
          <table:table-cell office:value-type="string">
            <text:p>Arrêt définitif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Saint Laurent des Eaux A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420 MW</text:p>
          </table:table-cell>
          <table:table-cell office:value-type="string">
            <text:p>UNGG</text:p>
          </table:table-cell>
          <table:table-cell office:value-type="float" office:value="1971">
            <text:p>1971</text:p>
          </table:table-cell>
          <table:table-cell office:value-type="float" office:value="1992">
            <text:p>1992</text:p>
          </table:table-cell>
          <table:table-cell office:value-type="string">
            <text:p>Arrêt définitif</text:p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string">
            <text:p>2018-10-12 13:02:05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Chooz A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300 MW</text:p>
          </table:table-cell>
          <table:table-cell office:value-type="string">
            <text:p>prototype</text:p>
          </table:table-cell>
          <table:table-cell office:value-type="float" office:value="1966">
            <text:p>1966</text:p>
          </table:table-cell>
          <table:table-cell office:value-type="float" office:value="1991">
            <text:p>1991</text:p>
          </table:table-cell>
          <table:table-cell office:value-type="string">
            <text:p>Arrêt définit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string">
            <text:p>2018-10-12 13:02:05</text:p>
          </table:table-cell>
          <table:table-cell office:value-type="float" office:value="4.786292411633700000000000000000">
            <text:p>4.786292411633700000000000000000</text:p>
          </table:table-cell>
          <table:table-cell office:value-type="float" office:value="50.082254592094500000000000000000">
            <text:p>50.082254592094500000000000000000</text:p>
          </table:table-cell>
        </table:table-row>
        <table:table-row>
          <table:table-cell office:value-type="string">
            <text:p>Chinon A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210 MW</text:p>
          </table:table-cell>
          <table:table-cell office:value-type="string">
            <text:p>UNGG</text:p>
          </table:table-cell>
          <table:table-cell office:value-type="float" office:value="1965">
            <text:p>1965</text:p>
          </table:table-cell>
          <table:table-cell office:value-type="float" office:value="1985">
            <text:p>1985</text:p>
          </table:table-cell>
          <table:table-cell office:value-type="string">
            <text:p>Arrêt définitif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Civaux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450 MW</text:p>
          </table:table-cell>
          <table:table-cell office:value-type="string">
            <text:p>palier N4</text:p>
          </table:table-cell>
          <table:table-cell office:value-type="float" office:value="1999">
            <text:p>1999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string">
            <text:p>2018-10-12 13:02:05</text:p>
          </table:table-cell>
          <table:table-cell office:value-type="float" office:value="0.667699870373724000000000000000">
            <text:p>0.667699870373724000000000000000</text:p>
          </table:table-cell>
          <table:table-cell office:value-type="float" office:value="46.460629583795500000000000000000">
            <text:p>46.460629583795500000000000000000</text:p>
          </table:table-cell>
        </table:table-row>
        <table:table-row>
          <table:table-cell office:value-type="string">
            <text:p>Civaux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450 MW</text:p>
          </table:table-cell>
          <table:table-cell office:value-type="string">
            <text:p>palier N4</text:p>
          </table:table-cell>
          <table:table-cell office:value-type="float" office:value="1997">
            <text:p>199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string">
            <text:p>2018-10-12 13:02:05</text:p>
          </table:table-cell>
          <table:table-cell office:value-type="float" office:value="0.667699870373724000000000000000">
            <text:p>0.667699870373724000000000000000</text:p>
          </table:table-cell>
          <table:table-cell office:value-type="float" office:value="46.460629583795500000000000000000">
            <text:p>46.460629583795500000000000000000</text:p>
          </table:table-cell>
        </table:table-row>
        <table:table-row>
          <table:table-cell office:value-type="string">
            <text:p>Chooz B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450 MW</text:p>
          </table:table-cell>
          <table:table-cell office:value-type="string">
            <text:p>palier N4</text:p>
          </table:table-cell>
          <table:table-cell office:value-type="float" office:value="1997">
            <text:p>199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string">
            <text:p>2018-10-12 13:02:05</text:p>
          </table:table-cell>
          <table:table-cell office:value-type="float" office:value="4.786292411633700000000000000000">
            <text:p>4.786292411633700000000000000000</text:p>
          </table:table-cell>
          <table:table-cell office:value-type="float" office:value="50.082254592094500000000000000000">
            <text:p>50.082254592094500000000000000000</text:p>
          </table:table-cell>
        </table:table-row>
        <table:table-row>
          <table:table-cell office:value-type="string">
            <text:p>Saint-Alban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6">
            <text:p>1986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  <table:table-cell office:value-type="string">
            <text:p>2018-10-12 13:02:05</text:p>
          </table:table-cell>
          <table:table-cell office:value-type="float" office:value="4.750077195302910000000000000000">
            <text:p>4.750077195302910000000000000000</text:p>
          </table:table-cell>
          <table:table-cell office:value-type="float" office:value="45.402410017154300000000000000000">
            <text:p>45.402410017154300000000000000000</text:p>
          </table:table-cell>
        </table:table-row>
        <table:table-row>
          <table:table-cell office:value-type="string">
            <text:p>Chooz B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450 MW</text:p>
          </table:table-cell>
          <table:table-cell office:value-type="string">
            <text:p>palier N4</text:p>
          </table:table-cell>
          <table:table-cell office:value-type="float" office:value="1996">
            <text:p>1996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string">
            <text:p>2018-10-12 13:02:05</text:p>
          </table:table-cell>
          <table:table-cell office:value-type="float" office:value="4.786292411633700000000000000000">
            <text:p>4.786292411633700000000000000000</text:p>
          </table:table-cell>
          <table:table-cell office:value-type="float" office:value="50.082254592094500000000000000000">
            <text:p>50.082254592094500000000000000000</text:p>
          </table:table-cell>
        </table:table-row>
        <table:table-row>
          <table:table-cell office:value-type="string">
            <text:p>Saint-Alban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5">
            <text:p>1985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4">
            <text:p>14</text:p>
          </table:table-cell>
          <table:table-cell office:value-type="string">
            <text:p>2018-10-12 13:02:05</text:p>
          </table:table-cell>
          <table:table-cell office:value-type="float" office:value="4.750077195302910000000000000000">
            <text:p>4.750077195302910000000000000000</text:p>
          </table:table-cell>
          <table:table-cell office:value-type="float" office:value="45.402410017154300000000000000000">
            <text:p>45.402410017154300000000000000000</text:p>
          </table:table-cell>
        </table:table-row>
        <table:table-row>
          <table:table-cell office:value-type="string">
            <text:p>Penly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Génération III</text:p>
          </table:table-cell>
          <table:table-cell office:value-type="float" office:value="1992">
            <text:p>1992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4">
            <text:p>184</text:p>
          </table:table-cell>
          <table:table-cell office:value-type="float" office:value="20">
            <text:p>20</text:p>
          </table:table-cell>
          <table:table-cell office:value-type="string">
            <text:p>2018-10-12 13:02:05</text:p>
          </table:table-cell>
          <table:table-cell office:value-type="float" office:value="1.164872616802040000000000000000">
            <text:p>1.164872616802040000000000000000</text:p>
          </table:table-cell>
          <table:table-cell office:value-type="float" office:value="49.987358536157700000000000000000">
            <text:p>49.987358536157700000000000000000</text:p>
          </table:table-cell>
        </table:table-row>
        <table:table-row>
          <table:table-cell office:value-type="string">
            <text:p>Penly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90">
            <text:p>199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20">
            <text:p>20</text:p>
          </table:table-cell>
          <table:table-cell office:value-type="string">
            <text:p>2018-10-12 13:02:05</text:p>
          </table:table-cell>
          <table:table-cell office:value-type="float" office:value="1.164872616802040000000000000000">
            <text:p>1.164872616802040000000000000000</text:p>
          </table:table-cell>
          <table:table-cell office:value-type="float" office:value="49.987358536157700000000000000000">
            <text:p>49.987358536157700000000000000000</text:p>
          </table:table-cell>
        </table:table-row>
        <table:table-row>
          <table:table-cell office:value-type="string">
            <text:p>Paluel 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6">
            <text:p>1986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string">
            <text:p>2018-10-12 13:02:05</text:p>
          </table:table-cell>
          <table:table-cell office:value-type="float" office:value="0.631919182566307000000000000000">
            <text:p>0.631919182566307000000000000000</text:p>
          </table:table-cell>
          <table:table-cell office:value-type="float" office:value="49.869082687263300000000000000000">
            <text:p>49.869082687263300000000000000000</text:p>
          </table:table-cell>
        </table:table-row>
        <table:table-row>
          <table:table-cell office:value-type="string">
            <text:p>Paluel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5">
            <text:p>1985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  <table:table-cell office:value-type="string">
            <text:p>2018-10-12 13:02:05</text:p>
          </table:table-cell>
          <table:table-cell office:value-type="float" office:value="0.631919182566307000000000000000">
            <text:p>0.631919182566307000000000000000</text:p>
          </table:table-cell>
          <table:table-cell office:value-type="float" office:value="49.869082687263300000000000000000">
            <text:p>49.869082687263300000000000000000</text:p>
          </table:table-cell>
        </table:table-row>
        <table:table-row>
          <table:table-cell office:value-type="string">
            <text:p>Paluel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4">
            <text:p>1984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 office:value-type="string">
            <text:p>2018-10-12 13:02:05</text:p>
          </table:table-cell>
          <table:table-cell office:value-type="float" office:value="0.631919182566307000000000000000">
            <text:p>0.631919182566307000000000000000</text:p>
          </table:table-cell>
          <table:table-cell office:value-type="float" office:value="49.869082687263300000000000000000">
            <text:p>49.869082687263300000000000000000</text:p>
          </table:table-cell>
        </table:table-row>
        <table:table-row>
          <table:table-cell office:value-type="string">
            <text:p>Nogent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88">
            <text:p>1988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  <table:table-cell office:value-type="string">
            <text:p>2018-10-12 13:02:05</text:p>
          </table:table-cell>
          <table:table-cell office:value-type="float" office:value="3.521433962272380000000000000000">
            <text:p>3.521433962272380000000000000000</text:p>
          </table:table-cell>
          <table:table-cell office:value-type="float" office:value="48.523184748472900000000000000000">
            <text:p>48.523184748472900000000000000000</text:p>
          </table:table-cell>
        </table:table-row>
        <table:table-row>
          <table:table-cell office:value-type="string">
            <text:p>Paluel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4">
            <text:p>1984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string">
            <text:p>2018-10-12 13:02:05</text:p>
          </table:table-cell>
          <table:table-cell office:value-type="float" office:value="0.631919182566307000000000000000">
            <text:p>0.631919182566307000000000000000</text:p>
          </table:table-cell>
          <table:table-cell office:value-type="float" office:value="49.869082687263300000000000000000">
            <text:p>49.869082687263300000000000000000</text:p>
          </table:table-cell>
        </table:table-row>
        <table:table-row>
          <table:table-cell office:value-type="string">
            <text:p>Nogent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87">
            <text:p>198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string">
            <text:p>2018-10-12 13:02:05</text:p>
          </table:table-cell>
          <table:table-cell office:value-type="float" office:value="3.521433962272380000000000000000">
            <text:p>3.521433962272380000000000000000</text:p>
          </table:table-cell>
          <table:table-cell office:value-type="float" office:value="48.523184748472900000000000000000">
            <text:p>48.523184748472900000000000000000</text:p>
          </table:table-cell>
        </table:table-row>
        <table:table-row>
          <table:table-cell office:value-type="string">
            <text:p>Golfech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93">
            <text:p>1993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5">
            <text:p>15</text:p>
          </table:table-cell>
          <table:table-cell office:value-type="string">
            <text:p>2018-10-12 13:02:05</text:p>
          </table:table-cell>
          <table:table-cell office:value-type="float" office:value="0.839084099704749000000000000000">
            <text:p>0.839084099704749000000000000000</text:p>
          </table:table-cell>
          <table:table-cell office:value-type="float" office:value="44.101287553331800000000000000000">
            <text:p>44.101287553331800000000000000000</text:p>
          </table:table-cell>
        </table:table-row>
        <table:table-row>
          <table:table-cell office:value-type="string">
            <text:p>Golfech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90">
            <text:p>199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string">
            <text:p>2018-10-12 13:02:05</text:p>
          </table:table-cell>
          <table:table-cell office:value-type="float" office:value="0.839084099704749000000000000000">
            <text:p>0.839084099704749000000000000000</text:p>
          </table:table-cell>
          <table:table-cell office:value-type="float" office:value="44.101287553331800000000000000000">
            <text:p>44.101287553331800000000000000000</text:p>
          </table:table-cell>
        </table:table-row>
        <table:table-row>
          <table:table-cell office:value-type="string">
            <text:p>Flamanville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6">
            <text:p>1986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2">
            <text:p>12</text:p>
          </table:table-cell>
          <table:table-cell office:value-type="string">
            <text:p>2018-10-12 13:02:05</text:p>
          </table:table-cell>
          <table:table-cell office:value-type="float" office:value="-1.883266435491980000000000000000">
            <text:p>-1.883266435491980000000000000000</text:p>
          </table:table-cell>
          <table:table-cell office:value-type="float" office:value="49.548012027456200000000000000000">
            <text:p>49.548012027456200000000000000000</text:p>
          </table:table-cell>
        </table:table-row>
        <table:table-row>
          <table:table-cell office:value-type="string">
            <text:p>Flamanville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5">
            <text:p>1985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2">
            <text:p>12</text:p>
          </table:table-cell>
          <table:table-cell office:value-type="string">
            <text:p>2018-10-12 13:02:05</text:p>
          </table:table-cell>
          <table:table-cell office:value-type="float" office:value="-1.883266435491980000000000000000">
            <text:p>-1.883266435491980000000000000000</text:p>
          </table:table-cell>
          <table:table-cell office:value-type="float" office:value="49.548012027456200000000000000000">
            <text:p>49.548012027456200000000000000000</text:p>
          </table:table-cell>
        </table:table-row>
        <table:table-row>
          <table:table-cell office:value-type="string">
            <text:p>Cattenom 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91">
            <text:p>199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string">
            <text:p>2018-10-12 13:02:05</text:p>
          </table:table-cell>
          <table:table-cell office:value-type="float" office:value="6.209867509003490000000000000000">
            <text:p>6.209867509003490000000000000000</text:p>
          </table:table-cell>
          <table:table-cell office:value-type="float" office:value="49.402131253167700000000000000000">
            <text:p>49.402131253167700000000000000000</text:p>
          </table:table-cell>
        </table:table-row>
        <table:table-row>
          <table:table-cell office:value-type="string">
            <text:p>Cattenom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90">
            <text:p>199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string">
            <text:p>2018-10-12 13:02:05</text:p>
          </table:table-cell>
          <table:table-cell office:value-type="float" office:value="6.209867509003490000000000000000">
            <text:p>6.209867509003490000000000000000</text:p>
          </table:table-cell>
          <table:table-cell office:value-type="float" office:value="49.402131253167700000000000000000">
            <text:p>49.402131253167700000000000000000</text:p>
          </table:table-cell>
        </table:table-row>
        <table:table-row>
          <table:table-cell office:value-type="string">
            <text:p>Cattenom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86">
            <text:p>1986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string">
            <text:p>2018-10-12 13:02:05</text:p>
          </table:table-cell>
          <table:table-cell office:value-type="float" office:value="6.209867509003490000000000000000">
            <text:p>6.209867509003490000000000000000</text:p>
          </table:table-cell>
          <table:table-cell office:value-type="float" office:value="49.402131253167700000000000000000">
            <text:p>49.402131253167700000000000000000</text:p>
          </table:table-cell>
        </table:table-row>
        <table:table-row>
          <table:table-cell office:value-type="string">
            <text:p>Cattenom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'4</text:p>
          </table:table-cell>
          <table:table-cell office:value-type="float" office:value="1987">
            <text:p>198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string">
            <text:p>2018-10-12 13:02:05</text:p>
          </table:table-cell>
          <table:table-cell office:value-type="float" office:value="6.209867509003490000000000000000">
            <text:p>6.209867509003490000000000000000</text:p>
          </table:table-cell>
          <table:table-cell office:value-type="float" office:value="49.402131253167700000000000000000">
            <text:p>49.402131253167700000000000000000</text:p>
          </table:table-cell>
        </table:table-row>
        <table:table-row>
          <table:table-cell office:value-type="string">
            <text:p>Belleville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8">
            <text:p>1988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2018-10-12 13:02:05</text:p>
          </table:table-cell>
          <table:table-cell office:value-type="float" office:value="2.868951704796020000000000000000">
            <text:p>2.868951704796020000000000000000</text:p>
          </table:table-cell>
          <table:table-cell office:value-type="float" office:value="47.516651569448700000000000000000">
            <text:p>47.516651569448700000000000000000</text:p>
          </table:table-cell>
        </table:table-row>
        <table:table-row>
          <table:table-cell office:value-type="string">
            <text:p>Belleville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1300 MW</text:p>
          </table:table-cell>
          <table:table-cell office:value-type="string">
            <text:p>palier P4</text:p>
          </table:table-cell>
          <table:table-cell office:value-type="float" office:value="1987">
            <text:p>198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018-10-12 13:02:05</text:p>
          </table:table-cell>
          <table:table-cell office:value-type="float" office:value="2.868951704796020000000000000000">
            <text:p>2.868951704796020000000000000000</text:p>
          </table:table-cell>
          <table:table-cell office:value-type="float" office:value="47.516651569448700000000000000000">
            <text:p>47.516651569448700000000000000000</text:p>
          </table:table-cell>
        </table:table-row>
        <table:table-row>
          <table:table-cell office:value-type="string">
            <text:p>Saint-Pierre-du-Cantal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mine et usine de traitement de minera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auv_cantal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35814530436010000000000000000">
            <text:p>2.335814530436010000000000000000</text:p>
          </table:table-cell>
          <table:table-cell office:value-type="float" office:value="45.384138576455700000000000000000">
            <text:p>45.384138576455700000000000000000</text:p>
          </table:table-cell>
        </table:table-row>
        <table:table-row>
          <table:table-cell office:value-type="string">
            <text:p>Saint-Priest-la-Prugn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mine et usine de traitement de minera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rhone_pries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718979358673095700000000000000">
            <text:p>3.718979358673095700000000000000</text:p>
          </table:table-cell>
          <table:table-cell office:value-type="float" office:value="45.967742993330910000000000000000">
            <text:p>45.967742993330910000000000000000</text:p>
          </table:table-cell>
        </table:table-row>
        <table:table-row>
          <table:table-cell office:value-type="string">
            <text:p>Rophin Lachaux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auv_roph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592843000000030000000000000000">
            <text:p>3.592843000000030000000000000000</text:p>
          </table:table-cell>
          <table:table-cell office:value-type="float" office:value="45.994546000000000000000000000000">
            <text:p>45.994546000000000000000000000000</text:p>
          </table:table-cell>
        </table:table-row>
        <table:table-row>
          <table:table-cell office:value-type="string">
            <text:p>Peny Margnac Compreignac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e minera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im_mar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lim_peny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277695143443790000000000000000">
            <text:p>1.277695143443790000000000000000</text:p>
          </table:table-cell>
          <table:table-cell office:value-type="float" office:value="45.990340259629300000000000000000">
            <text:p>45.990340259629300000000000000000</text:p>
          </table:table-cell>
        </table:table-row>
        <table:table-row>
          <table:table-cell office:value-type="string">
            <text:p>Nogent sur Marn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usine pour l'extraction de rad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émantelé</text:p>
          </table:table-cell>
          <table:table-cell office:value-type="string">
            <text:p>idfp_no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487970000000040000000000000000">
            <text:p>2.487970000000040000000000000000</text:p>
          </table:table-cell>
          <table:table-cell office:value-type="float" office:value="48.837100000000000000000000000000">
            <text:p>48.837100000000000000000000000000</text:p>
          </table:table-cell>
        </table:table-row>
        <table:table-row>
          <table:table-cell office:value-type="string">
            <text:p>Montmassacrot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im_mon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378651369503130000000000000000">
            <text:p>1.378651369503130000000000000000</text:p>
          </table:table-cell>
          <table:table-cell office:value-type="float" office:value="46.086357541029700000000000000000">
            <text:p>46.086357541029700000000000000000</text:p>
          </table:table-cell>
        </table:table-row>
        <table:table-row>
          <table:table-cell office:value-type="string">
            <text:p>Lodêv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mines et usine de traitement de minera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ang_bosc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322498870370360000000000000000">
            <text:p>3.322498870370360000000000000000</text:p>
          </table:table-cell>
          <table:table-cell office:value-type="float" office:value="43.736085516979100000000000000000">
            <text:p>43.736085516979100000000000000000</text:p>
          </table:table-cell>
        </table:table-row>
        <table:table-row>
          <table:table-cell office:value-type="string">
            <text:p>Le Cellier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ang_cel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707332397406730000000000000000">
            <text:p>3.707332397406730000000000000000</text:p>
          </table:table-cell>
          <table:table-cell office:value-type="float" office:value="44.722692681107200000000000000000">
            <text:p>44.722692681107200000000000000000</text:p>
          </table:table-cell>
        </table:table-row>
        <table:table-row>
          <table:table-cell office:value-type="string">
            <text:p>La Commanderie Mallièvr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 (mine, lixiviation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pays_comm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chn/concentration_f.ht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866446164136093000000000000000">
            <text:p>-0.866446164136093000000000000000</text:p>
          </table:table-cell>
          <table:table-cell office:value-type="float" office:value="46.910922926656900000000000000000">
            <text:p>46.910922926656900000000000000000</text:p>
          </table:table-cell>
        </table:table-row>
        <table:table-row>
          <table:table-cell office:value-type="string">
            <text:p>Jouac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im_jou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252200086878280000000000000000">
            <text:p>1.252200086878280000000000000000</text:p>
          </table:table-cell>
          <table:table-cell office:value-type="float" office:value="46.338486095371900000000000000000">
            <text:p>46.338486095371900000000000000000</text:p>
          </table:table-cell>
        </table:table-row>
        <table:table-row>
          <table:table-cell office:value-type="string">
            <text:p>Île Saint Denis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extraction du radium à partir du minerai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idfp_denis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17389000000040000000000000000">
            <text:p>2.317389000000040000000000000000</text:p>
          </table:table-cell>
          <table:table-cell office:value-type="float" office:value="48.935953000000000000000000000000">
            <text:p>48.935953000000000000000000000000</text:p>
          </table:table-cell>
        </table:table-row>
        <table:table-row>
          <table:table-cell office:value-type="string">
            <text:p>Gueugnon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 - usine de traitement de minerais et de préconcentrés d'uranium</text:p>
          </table:table-cell>
          <table:table-cell office:value-type="float" office:value="1955">
            <text:p>1955</text:p>
          </table:table-cell>
          <table:table-cell office:value-type="float" office:value="1980">
            <text:p>1980</text:p>
          </table:table-cell>
          <table:table-cell office:value-type="string">
            <text:p>Arrêt définitif</text:p>
          </table:table-cell>
          <table:table-cell office:value-type="string">
            <text:p>bourg_gue_f.htm</text:p>
          </table:table-cell>
          <table:table-cell office:value-type="string">
            <text:p>BOU3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066714322670010000000000000000">
            <text:p>4.066714322670010000000000000000</text:p>
          </table:table-cell>
          <table:table-cell office:value-type="float" office:value="46.594977459647300000000000000000">
            <text:p>46.594977459647300000000000000000</text:p>
          </table:table-cell>
        </table:table-row>
        <table:table-row>
          <table:table-cell office:value-type="string">
            <text:p>Gâtigny l'Escarpièr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 - mine souterraine et à ciel ouvert</text:p>
          </table:table-cell>
          <table:table-cell office:value-type="float" office:value="1952">
            <text:p>1952</text:p>
          </table:table-cell>
          <table:table-cell office:value-type="float" office:value="1990">
            <text:p>1990</text:p>
          </table:table-cell>
          <table:table-cell office:value-type="string">
            <text:p>Arrêt définitif</text:p>
          </table:table-cell>
          <table:table-cell office:value-type="string">
            <text:p>pays_lecap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criirad.org/actualites/uraniumfrance/ecarpiere/somecarpiere.html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240009455860960000000000000000">
            <text:p>-1.240009455860960000000000000000</text:p>
          </table:table-cell>
          <table:table-cell office:value-type="float" office:value="47.075688229489800000000000000000">
            <text:p>47.075688229489800000000000000000</text:p>
          </table:table-cell>
        </table:table-row>
        <table:table-row>
          <table:table-cell office:value-type="string">
            <text:p>Fanay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CEA puis COGEMA - production d'uranium - site de la Division Minière de La Crouzille</text:p>
          </table:table-cell>
          <table:table-cell office:value-type="float" office:value="1953">
            <text:p>1953</text:p>
          </table:table-cell>
          <table:table-cell office:value-type="float" office:value="1992">
            <text:p>1992</text:p>
          </table:table-cell>
          <table:table-cell office:value-type="string">
            <text:p>Arrêt définitif</text:p>
          </table:table-cell>
          <table:table-cell office:value-type="string">
            <text:p>lim_fan_f.htm</text:p>
          </table:table-cell>
          <table:table-cell office:value-type="string">
            <text:p>LIM6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354962973451190000000000000000">
            <text:p>1.354962973451190000000000000000</text:p>
          </table:table-cell>
          <table:table-cell office:value-type="float" office:value="46.005265282517500000000000000000">
            <text:p>46.005265282517500000000000000000</text:p>
          </table:table-cell>
        </table:table-row>
        <table:table-row>
          <table:table-cell office:value-type="string">
            <text:p>Domeyrot - la Ribièr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mine et traitement de minera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im_rib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acro.eu.org/rapport_creuse_2007.pdf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157644557815950000000000000000">
            <text:p>2.157644557815950000000000000000</text:p>
          </table:table-cell>
          <table:table-cell office:value-type="float" office:value="46.247677218045100000000000000000">
            <text:p>46.247677218045100000000000000000</text:p>
          </table:table-cell>
        </table:table-row>
        <table:table-row>
          <table:table-cell office:value-type="string">
            <text:p>Bessines-sur-Gartemp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 - mine souterraine et à ciel ouvert (mine du Brugeaud)</text:p>
          </table:table-cell>
          <table:table-cell office:value-type="float" office:value="1955">
            <text:p>1955</text:p>
          </table:table-cell>
          <table:table-cell office:value-type="float" office:value="1972">
            <text:p>1972</text:p>
          </table:table-cell>
          <table:table-cell office:value-type="string">
            <text:p>Arrêt définitif</text:p>
          </table:table-cell>
          <table:table-cell office:value-type="string">
            <text:p>lim_bes_f.htm</text:p>
          </table:table-cell>
          <table:table-cell office:value-type="string">
            <text:p>LIM3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lim_mont_f.ht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368063276929690000000000000000">
            <text:p>1.368063276929690000000000000000</text:p>
          </table:table-cell>
          <table:table-cell office:value-type="float" office:value="46.113678887111400000000000000000">
            <text:p>46.113678887111400000000000000000</text:p>
          </table:table-cell>
        </table:table-row>
        <table:table-row>
          <table:table-cell office:value-type="string">
            <text:p>Bellezan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lim_bel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426208278192530000000000000000">
            <text:p>1.426208278192530000000000000000</text:p>
          </table:table-cell>
          <table:table-cell office:value-type="float" office:value="46.080387974685700000000000000000">
            <text:p>46.080387974685700000000000000000</text:p>
          </table:table-cell>
        </table:table-row>
        <table:table-row>
          <table:table-cell office:value-type="string">
            <text:p>Bertholèn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extraction et traitement du minerai d'uranium - mine souterraine et à ciel ouvert</text:p>
          </table:table-cell>
          <table:table-cell office:value-type="float" office:value="1977">
            <text:p>1977</text:p>
          </table:table-cell>
          <table:table-cell office:value-type="float" office:value="1994">
            <text:p>1994</text:p>
          </table:table-cell>
          <table:table-cell office:value-type="string">
            <text:p>Arrêt définitif</text:p>
          </table:table-cell>
          <table:table-cell office:value-type="string">
            <text:p>midi_bert_f.htm</text:p>
          </table:table-cell>
          <table:table-cell office:value-type="string">
            <text:p>MIP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776749082323010000000000000000">
            <text:p>2.776749082323010000000000000000</text:p>
          </table:table-cell>
          <table:table-cell office:value-type="float" office:value="44.395559072551700000000000000000">
            <text:p>44.395559072551700000000000000000</text:p>
          </table:table-cell>
        </table:table-row>
        <table:table-row>
          <table:table-cell office:value-type="string">
            <text:p>Bauzot Issy l'Evêque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bourg_bauzo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974090000000020000000000000000">
            <text:p>3.974090000000020000000000000000</text:p>
          </table:table-cell>
          <table:table-cell office:value-type="float" office:value="46.708353000000000000000000000000">
            <text:p>46.708353000000000000000000000000</text:p>
          </table:table-cell>
        </table:table-row>
        <table:table-row>
          <table:table-cell office:value-type="string">
            <text:p>Toulon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soutien des forces marines et aéronaval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prov_toul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911753773570690000000000000000">
            <text:p>5.911753773570690000000000000000</text:p>
          </table:table-cell>
          <table:table-cell office:value-type="float" office:value="43.118361641065800000000000000000">
            <text:p>43.118361641065800000000000000000</text:p>
          </table:table-cell>
        </table:table-row>
        <table:table-row>
          <table:table-cell office:value-type="string">
            <text:p>Saint-Hippolyte Bergheim</text:p>
          </table:table-cell>
          <table:table-cell office:value-type="float" office:value="0">
            <text:p>0</text:p>
          </table:table-cell>
          <table:table-cell office:value-type="string">
            <text:p>mine</text:p>
          </table:table-cell>
          <table:table-cell office:value-type="string">
            <text:p/>
          </table:table-cell>
          <table:table-cell office:value-type="string">
            <text:p>Teufelsloch &amp; Schaentzel - product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als_hipp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7.364234473812810000000000000000">
            <text:p>7.364234473812810000000000000000</text:p>
          </table:table-cell>
          <table:table-cell office:value-type="float" office:value="48.205083712847900000000000000000">
            <text:p>48.205083712847900000000000000000</text:p>
          </table:table-cell>
        </table:table-row>
        <table:table-row>
          <table:table-cell office:value-type="string">
            <text:p>Mirama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usine de production de lithium 6 (militaire) et 7 et de bore (civil) ; magasin d'entreposage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prov_mira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areva.com/FR/activites-715/fin-des-activites-de-chimie-du-combustible-a-areva-miramas.htm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947091755400720000000000000000">
            <text:p>4.947091755400720000000000000000</text:p>
          </table:table-cell>
          <table:table-cell office:value-type="float" office:value="43.560302746838300000000000000000">
            <text:p>43.560302746838300000000000000000</text:p>
          </table:table-cell>
        </table:table-row>
        <table:table-row>
          <table:table-cell office:value-type="string">
            <text:p>Luxeuil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base aérienne Mirage 2000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franche_lux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6.354905343760870000000000000000">
            <text:p>6.354905343760870000000000000000</text:p>
          </table:table-cell>
          <table:table-cell office:value-type="float" office:value="47.801682724317200000000000000000">
            <text:p>47.801682724317200000000000000000</text:p>
          </table:table-cell>
        </table:table-row>
        <table:table-row>
          <table:table-cell office:value-type="string">
            <text:p>Bruyères le Châtel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ntre de recherche et développement - déchets d'assainissement ou de démantèlement, résultant de la fermeture des principales installations nucléaires du si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idfg_beg_f.htm</text:p>
          </table:table-cell>
          <table:table-cell office:value-type="string">
            <text:p>IGC2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187831336776800000000000000000">
            <text:p>2.187831336776800000000000000000</text:p>
          </table:table-cell>
          <table:table-cell office:value-type="float" office:value="48.591745755426900000000000000000">
            <text:p>48.591745755426900000000000000000</text:p>
          </table:table-cell>
        </table:table-row>
        <table:table-row>
          <table:table-cell office:value-type="string">
            <text:p>Brest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entretien et construction des bâtiments de la Marin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ret_bres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4.482253248621740000000000000000">
            <text:p>-4.482253248621740000000000000000</text:p>
          </table:table-cell>
          <table:table-cell office:value-type="float" office:value="48.380754255679100000000000000000">
            <text:p>48.380754255679100000000000000000</text:p>
          </table:table-cell>
        </table:table-row>
        <table:table-row>
          <table:table-cell office:value-type="string">
            <text:p>Arcueil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recherch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idfp_arc_f.htm</text:p>
          </table:table-cell>
          <table:table-cell office:value-type="string">
            <text:p>IPC3-9-5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idfp_fort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37793846472070000000000000000">
            <text:p>2.337793846472070000000000000000</text:p>
          </table:table-cell>
          <table:table-cell office:value-type="float" office:value="48.806999981839400000000000000000">
            <text:p>48.806999981839400000000000000000</text:p>
          </table:table-cell>
        </table:table-row>
        <table:table-row>
          <table:table-cell office:value-type="string">
            <text:p>Arcueil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recherch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idfp_arc_f.htm</text:p>
          </table:table-cell>
          <table:table-cell office:value-type="string">
            <text:p>IPC3-9-5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idfp_fort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37286298974940000000000000000">
            <text:p>2.337286298974940000000000000000</text:p>
          </table:table-cell>
          <table:table-cell office:value-type="float" office:value="48.808170005489900000000000000000">
            <text:p>48.808170005489900000000000000000</text:p>
          </table:table-cell>
        </table:table-row>
        <table:table-row>
          <table:table-cell office:value-type="string">
            <text:p>Annecy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usine de métallurgie et usinage de l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an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6.124002939719440000000000000000">
            <text:p>6.124002939719440000000000000000</text:p>
          </table:table-cell>
          <table:table-cell office:value-type="float" office:value="45.903391585951400000000000000000">
            <text:p>45.903391585951400000000000000000</text:p>
          </table:table-cell>
        </table:table-row>
        <table:table-row>
          <table:table-cell office:value-type="string">
            <text:p>Arcueil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Université de Paris - Institut du radium dit « Laboratoire d'Arcueil »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idfp_arc_f.htm</text:p>
          </table:table-cell>
          <table:table-cell office:value-type="string">
            <text:p>IPC3-9-5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idfp_fort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35336070164980000000000000000">
            <text:p>2.335336070164980000000000000000</text:p>
          </table:table-cell>
          <table:table-cell office:value-type="float" office:value="48.807419653776800000000000000000">
            <text:p>48.807419653776800000000000000000</text:p>
          </table:table-cell>
        </table:table-row>
        <table:table-row>
          <table:table-cell office:value-type="string">
            <text:p>Paris, Elysée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PC de tir</text:p>
          </table:table-cell>
          <table:table-cell office:value-type="string">
            <text:p>PC Jupiter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7">
            <text:p>19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16486000000000000000000000000">
            <text:p>2.316486000000000000000000000000</text:p>
          </table:table-cell>
          <table:table-cell office:value-type="float" office:value="48.870144000000000000000000000000">
            <text:p>48.870144000000000000000000000000</text:p>
          </table:table-cell>
        </table:table-row>
        <table:table-row>
          <table:table-cell office:value-type="string">
            <text:p>Limeil Brévannes et Valenton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recherche</text:p>
          </table:table-cell>
          <table:table-cell office:value-type="string">
            <text:p>centre de recherche et développement militair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idfp_lim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486393882786500000000000000000">
            <text:p>2.486393882786500000000000000000</text:p>
          </table:table-cell>
          <table:table-cell office:value-type="float" office:value="48.749111595804700000000000000000">
            <text:p>48.749111595804700000000000000000</text:p>
          </table:table-cell>
        </table:table-row>
        <table:table-row>
          <table:table-cell office:value-type="string">
            <text:p>Guenvenez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missiles</text:p>
          </table:table-cell>
          <table:table-cell office:value-type="string">
            <text:p>soutien de la Force Océanique Stratégiq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ret_pres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4.515799445215950000000000000000">
            <text:p>-4.515799445215950000000000000000</text:p>
          </table:table-cell>
          <table:table-cell office:value-type="float" office:value="48.262645493221400000000000000000">
            <text:p>48.262645493221400000000000000000</text:p>
          </table:table-cell>
        </table:table-row>
        <table:table-row>
          <table:table-cell office:value-type="string">
            <text:p>Mont Verdun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PC de tir</text:p>
          </table:table-cell>
          <table:table-cell office:value-type="string">
            <text:p>PC de secour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fr.wikipedia.org/wiki/Base_a%C3%A9rienne_942_Lyon-Mont_Verdun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783333000000000000000000000000">
            <text:p>4.783333000000000000000000000000</text:p>
          </table:table-cell>
          <table:table-cell office:value-type="float" office:value="45.850000000000000000000000000000">
            <text:p>45.850000000000000000000000000000</text:p>
          </table:table-cell>
        </table:table-row>
        <table:table-row>
          <table:table-cell office:value-type="string">
            <text:p>Bourge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établissement technique</text:p>
          </table:table-cell>
          <table:table-cell office:value-type="string">
            <text:p>essais et production d'armemen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etab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96303421316610000000000000000">
            <text:p>2.396303421316610000000000000000</text:p>
          </table:table-cell>
          <table:table-cell office:value-type="float" office:value="47.082646606530200000000000000000">
            <text:p>47.082646606530200000000000000000</text:p>
          </table:table-cell>
        </table:table-row>
        <table:table-row>
          <table:table-cell office:value-type="string">
            <text:p>Moruroa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essais nucléaires</text:p>
          </table:table-cell>
          <table:table-cell office:value-type="string">
            <text:p>site d'essais en Polynési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idfg_beg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2">
            <text:p>20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99.999999999999999999999999999999">
            <text:p>-99.999999999999999999999999999999</text:p>
          </table:table-cell>
          <table:table-cell office:value-type="float" office:value="-21.833333333000000000000000000000">
            <text:p>-21.833333333000000000000000000000</text:p>
          </table:table-cell>
        </table:table-row>
        <table:table-row>
          <table:table-cell office:value-type="string">
            <text:p>Reggane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essais nucléaires</text:p>
          </table:table-cell>
          <table:table-cell office:value-type="string">
            <text:p>site d'essais dans le Sahara algérie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émantelé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0.163720000000000000000000000000">
            <text:p>0.163720000000000000000000000000</text:p>
          </table:table-cell>
          <table:table-cell office:value-type="float" office:value="26.716190000000000000000000000000">
            <text:p>26.716190000000000000000000000000</text:p>
          </table:table-cell>
        </table:table-row>
        <table:table-row>
          <table:table-cell office:value-type="string">
            <text:p>In Eker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essais nucléaires</text:p>
          </table:table-cell>
          <table:table-cell office:value-type="string">
            <text:p>site d'essais dans le Sahara algérie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émantelé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1">
            <text:p>20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066667000000000000000000000000">
            <text:p>-0.066667000000000000000000000000</text:p>
          </table:table-cell>
          <table:table-cell office:value-type="float" office:value="23.316670000000000000000000000000">
            <text:p>23.316670000000000000000000000000</text:p>
          </table:table-cell>
        </table:table-row>
        <table:table-row>
          <table:table-cell office:value-type="string">
            <text:p>La Montagne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685859999999520000000000000000">
            <text:p>-1.685859999999520000000000000000</text:p>
          </table:table-cell>
          <table:table-cell office:value-type="float" office:value="47.190455000005800000000000000000">
            <text:p>47.190455000005800000000000000000</text:p>
          </table:table-cell>
        </table:table-row>
        <table:table-row>
          <table:table-cell office:value-type="string">
            <text:p>Fangataufa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essais nucléaires</text:p>
          </table:table-cell>
          <table:table-cell office:value-type="string">
            <text:p>site d'essais en Polynési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mat/tritium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3">
            <text:p>20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99.999999999999999999999999999999">
            <text:p>-99.999999999999999999999999999999</text:p>
          </table:table-cell>
          <table:table-cell office:value-type="float" office:value="-22.250000000000000000000000000000">
            <text:p>-22.250000000000000000000000000000</text:p>
          </table:table-cell>
        </table:table-row>
        <table:table-row>
          <table:table-cell office:value-type="string">
            <text:p>Gramat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déchets</text:p>
          </table:table-cell>
          <table:table-cell office:value-type="string">
            <text:p>essais et expérimentation militair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midi_gram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724650701921200000000000000000">
            <text:p>1.724650701921200000000000000000</text:p>
          </table:table-cell>
          <table:table-cell office:value-type="float" office:value="44.779314919822500000000000000000">
            <text:p>44.779314919822500000000000000000</text:p>
          </table:table-cell>
        </table:table-row>
        <table:table-row>
          <table:table-cell office:value-type="string">
            <text:p>Le Barp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STA - centre de recherche et de production militair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aquit_cesta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-dam.cea.fr/statique/sitesDAM/vdc_cesta_accueil.htm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781400000000000000000000000000">
            <text:p>-0.781400000000000000000000000000</text:p>
          </table:table-cell>
          <table:table-cell office:value-type="float" office:value="44.645820000000000000000000000000">
            <text:p>44.645820000000000000000000000000</text:p>
          </table:table-cell>
        </table:table-row>
        <table:table-row>
          <table:table-cell office:value-type="string">
            <text:p>Châteaudun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militaire</text:p>
          </table:table-cell>
          <table:table-cell office:value-type="string">
            <text:p>site militaire centralisant des pièces d'aéronef contenant du thor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N13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334763744877540000000000000000">
            <text:p>1.334763744877540000000000000000</text:p>
          </table:table-cell>
          <table:table-cell office:value-type="float" office:value="48.071468349943200000000000000000">
            <text:p>48.071468349943200000000000000000</text:p>
          </table:table-cell>
        </table:table-row>
        <table:table-row>
          <table:table-cell office:value-type="string">
            <text:p>CEA Cadarache</text:p>
          </table:table-cell>
          <table:table-cell office:value-type="float" office:value="106">
            <text:p>106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ntre de Cadarache - R&amp;D dans le domaine des combustibles au plutonium et réacteurs ; fabrication de Mox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prov_cadar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office:value-type="string">
            <text:p>2018-12-17 14:10:33</text:p>
          </table:table-cell>
          <table:table-cell office:value-type="float" office:value="5.753323370631490000000000000000">
            <text:p>5.753323370631490000000000000000</text:p>
          </table:table-cell>
          <table:table-cell office:value-type="float" office:value="43.689705980764000000000000000000">
            <text:p>43.689705980764000000000000000000</text:p>
          </table:table-cell>
        </table:table-row>
        <table:table-row>
          <table:table-cell office:value-type="string">
            <text:p>Moronvillier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A DAM - polygone d'expérimentation militair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hamp_pem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-dam.cea.fr/statique/sitesDAM/vdc_idf_focus.htm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322788752879430000000000000000">
            <text:p>4.322788752879430000000000000000</text:p>
          </table:table-cell>
          <table:table-cell office:value-type="float" office:value="49.213039384741400000000000000000">
            <text:p>49.213039384741400000000000000000</text:p>
          </table:table-cell>
        </table:table-row>
        <table:table-row>
          <table:table-cell office:value-type="string">
            <text:p>Valduc</text:p>
          </table:table-cell>
          <table:table-cell office:value-type="float" office:value="107">
            <text:p>107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A - centre nucléaire pour la production d'armemen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ourg_val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-dam.cea.fr/statique/sitesDAM/vdc_valduc_accueil.htm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office:value-type="string">
            <text:p>2018-12-18 15:36:21</text:p>
          </table:table-cell>
          <table:table-cell office:value-type="float" office:value="4.880057096765400000000000000000">
            <text:p>4.880057096765400000000000000000</text:p>
          </table:table-cell>
          <table:table-cell office:value-type="float" office:value="47.560421285757500000000000000000">
            <text:p>47.560421285757500000000000000000</text:p>
          </table:table-cell>
        </table:table-row>
        <table:table-row>
          <table:table-cell office:value-type="string">
            <text:p>Le Ripault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A - centre de pyrotechnie et assemblage d'armemen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rip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0.665382278635249000000000000000">
            <text:p>0.665382278635249000000000000000</text:p>
          </table:table-cell>
          <table:table-cell office:value-type="float" office:value="47.290089828098400000000000000000">
            <text:p>47.290089828098400000000000000000</text:p>
          </table:table-cell>
        </table:table-row>
        <table:table-row>
          <table:table-cell office:value-type="string">
            <text:p>Le Bouchet - Vert le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A - usines de traitement de minerai et de raffinage et conversion de l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idfg_bouche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dissident-media.org/infonucleaire/hist_bouchet.htm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61826038839750000000000000000">
            <text:p>2.361826038839750000000000000000</text:p>
          </table:table-cell>
          <table:table-cell office:value-type="float" office:value="48.538704342921100000000000000000">
            <text:p>48.538704342921100000000000000000</text:p>
          </table:table-cell>
        </table:table-row>
        <table:table-row>
          <table:table-cell office:value-type="string">
            <text:p>Bruyères le Châtel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/>
          </table:table-cell>
          <table:table-cell office:value-type="string">
            <text:p>CEA - centre de recherche et développemen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idfg_be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-dam.cea.fr/statique/sitesDAM/vdc_idf_accueil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202766930482840000000000000000">
            <text:p>2.202766930482840000000000000000</text:p>
          </table:table-cell>
          <table:table-cell office:value-type="float" office:value="48.595538601013900000000000000000">
            <text:p>48.595538601013900000000000000000</text:p>
          </table:table-cell>
        </table:table-row>
        <table:table-row>
          <table:table-cell office:value-type="string">
            <text:p>Île longue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base sous-marine</text:p>
          </table:table-cell>
          <table:table-cell office:value-type="string">
            <text:p>soutien de la Force Océanique Stratégiq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ret_pres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4.505334048062370000000000000000">
            <text:p>-4.505334048062370000000000000000</text:p>
          </table:table-cell>
          <table:table-cell office:value-type="float" office:value="48.306165510172800000000000000000">
            <text:p>48.306165510172800000000000000000</text:p>
          </table:table-cell>
        </table:table-row>
        <table:table-row>
          <table:table-cell office:value-type="string">
            <text:p>Landivisiau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base aérienne</text:p>
          </table:table-cell>
          <table:table-cell office:value-type="string">
            <text:p>avions avec armes nucléair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chn/tetes_nucleaires_f.htm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4.150643348693848000000000000000">
            <text:p>-4.150643348693848000000000000000</text:p>
          </table:table-cell>
          <table:table-cell office:value-type="float" office:value="48.528411652785955000000000000000">
            <text:p>48.528411652785955000000000000000</text:p>
          </table:table-cell>
        </table:table-row>
        <table:table-row>
          <table:table-cell office:value-type="string">
            <text:p>Cherbourg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arsenal</text:p>
          </table:table-cell>
          <table:table-cell office:value-type="string">
            <text:p>construction de bâtimen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norm_cherb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620268037300790000000000000000">
            <text:p>-1.620268037300790000000000000000</text:p>
          </table:table-cell>
          <table:table-cell office:value-type="float" office:value="49.649413950983800000000000000000">
            <text:p>49.649413950983800000000000000000</text:p>
          </table:table-cell>
        </table:table-row>
        <table:table-row>
          <table:table-cell office:value-type="string">
            <text:p>Istre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base aérienne</text:p>
          </table:table-cell>
          <table:table-cell office:value-type="string">
            <text:p>défense aérienn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prov_is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936217601948090000000000000000">
            <text:p>4.936217601948090000000000000000</text:p>
          </table:table-cell>
          <table:table-cell office:value-type="float" office:value="43.523569205139800000000000000000">
            <text:p>43.523569205139800000000000000000</text:p>
          </table:table-cell>
        </table:table-row>
        <table:table-row>
          <table:table-cell office:value-type="string">
            <text:p>Saint Laurent des Eaux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entreposage de graphi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string">
            <text:p>2018-10-12 13:02:05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Mennevill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Déchets enfouis sous plusieurs mètres de terre dans la période 1985-1987, en provenance de la Société HOECHST en Holland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PC5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848942388182900000000000000000">
            <text:p>1.848942388182900000000000000000</text:p>
          </table:table-cell>
          <table:table-cell office:value-type="float" office:value="50.673303977851900000000000000000">
            <text:p>50.673303977851900000000000000000</text:p>
          </table:table-cell>
        </table:table-row>
        <table:table-row>
          <table:table-cell office:value-type="string">
            <text:p>Bollèn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Base Chaude Opérationnelle du Tricastin</text:p>
          </table:table-cell>
          <table:table-cell office:value-type="float" office:value="1987">
            <text:p>1987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prov_soca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731888490836510000000000000000">
            <text:p>4.731888490836510000000000000000</text:p>
          </table:table-cell>
          <table:table-cell office:value-type="float" office:value="44.320435433776900000000000000000">
            <text:p>44.320435433776900000000000000000</text:p>
          </table:table-cell>
        </table:table-row>
        <table:table-row>
          <table:table-cell office:value-type="string">
            <text:p>Noyelles Godault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usines Pennaroya - usine de traitement de déche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ord_noy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984943229879050000000000000000">
            <text:p>2.984943229879050000000000000000</text:p>
          </table:table-cell>
          <table:table-cell office:value-type="float" office:value="50.412071638242500000000000000000">
            <text:p>50.412071638242500000000000000000</text:p>
          </table:table-cell>
        </table:table-row>
        <table:table-row>
          <table:table-cell office:value-type="string">
            <text:p>La Rochell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usine Chef de Baie - usine de production de terres rar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poit_roch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153639999999970000000000000000">
            <text:p>-1.153639999999970000000000000000</text:p>
          </table:table-cell>
          <table:table-cell office:value-type="float" office:value="46.158101000000000000000000000000">
            <text:p>46.158101000000000000000000000000</text:p>
          </table:table-cell>
        </table:table-row>
        <table:table-row>
          <table:table-cell office:value-type="string">
            <text:p>Villejuif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DEBUS - récupération de métaux, autorisation de détenir jusqu'à 7 t d'uranium appauvr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PC6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66858272294380000000000000000">
            <text:p>2.366858272294380000000000000000</text:p>
          </table:table-cell>
          <table:table-cell office:value-type="float" office:value="48.794717507961400000000000000000">
            <text:p>48.794717507961400000000000000000</text:p>
          </table:table-cell>
        </table:table-row>
        <table:table-row>
          <table:table-cell office:value-type="string">
            <text:p>Vif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installation de stockage de déchets non dangereux utilisée par le passé par l'usine Cezus à Jarrie pour des résidus de procédé de fabricatio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HO1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669613408463860000000000000000">
            <text:p>5.669613408463860000000000000000</text:p>
          </table:table-cell>
          <table:table-cell office:value-type="float" office:value="45.055739848160500000000000000000">
            <text:p>45.055739848160500000000000000000</text:p>
          </table:table-cell>
        </table:table-row>
        <table:table-row>
          <table:table-cell office:value-type="string">
            <text:p>Saint-Paul-les-Romans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Le procédé de conversion de l'uranium en hexafluorure d'uranium (UF6) conduit à la fabrication d'un sous-produit non valorisable, le fluorure de calcium (CaF2) appelé communément fluorin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HO1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132867999302280000000000000000">
            <text:p>5.132867999302280000000000000000</text:p>
          </table:table-cell>
          <table:table-cell office:value-type="float" office:value="45.069649644760500000000000000000">
            <text:p>45.069649644760500000000000000000</text:p>
          </table:table-cell>
        </table:table-row>
        <table:table-row>
          <table:table-cell office:value-type="string">
            <text:p>Saint-Quentin-sur-Isè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Lely (+ autre exploitant) - installation de stockage de déchets non dangereux (déchets de Sicn-Veurey-Voroize et de CEN-Grenoble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HO9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519092640189010000000000000000">
            <text:p>5.519092640189010000000000000000</text:p>
          </table:table-cell>
          <table:table-cell office:value-type="float" office:value="45.262398798026000000000000000000">
            <text:p>45.262398798026000000000000000000</text:p>
          </table:table-cell>
        </table:table-row>
        <table:table-row>
          <table:table-cell office:value-type="string">
            <text:p>Pontailler-sur-Saôn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installation de stockage de déchets dangereux ayant reçu des boues de décantation de très faible activité provenant du Centre d'Etudes de VALDUC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U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411574012561500000000000000000">
            <text:p>5.411574012561500000000000000000</text:p>
          </table:table-cell>
          <table:table-cell office:value-type="float" office:value="47.305069686879600000000000000000">
            <text:p>47.305069686879600000000000000000</text:p>
          </table:table-cell>
        </table:table-row>
        <table:table-row>
          <table:table-cell office:value-type="string">
            <text:p>Monteux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installation de stockage de déchets non dangereux, ayant reçu des déchets provenant de l'usine de la Société Européenne des Produits Réfractaires (SEPR) du Pontet (84)…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14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936740524395870000000000000000">
            <text:p>4.936740524395870000000000000000</text:p>
          </table:table-cell>
          <table:table-cell office:value-type="float" office:value="43.978961476430300000000000000000">
            <text:p>43.978961476430300000000000000000</text:p>
          </table:table-cell>
        </table:table-row>
        <table:table-row>
          <table:table-cell office:value-type="string">
            <text:p>Chilly-mazarin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des terres provenant de l'assainissement des terrains de l'ancienne usine de la Société Nouvelle du Radium (SNR) à Gif-sur-Yvette ont été enfouies en partie sous l'autoroute A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GC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12553454994430000000000000000">
            <text:p>2.312553454994430000000000000000</text:p>
          </table:table-cell>
          <table:table-cell office:value-type="float" office:value="48.701809808365200000000000000000">
            <text:p>48.701809808365200000000000000000</text:p>
          </table:table-cell>
        </table:table-row>
        <table:table-row>
          <table:table-cell office:value-type="string">
            <text:p>Champteussé-sur-Baconn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SEDA (Société d'Exploitation des Décharges Angevines) filiale de SITA FD - installation de stockage de déchets dangereux (de Saint-Laurent-des-Eaux, de Chinon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Y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657021297223802000000000000000">
            <text:p>-0.657021297223802000000000000000</text:p>
          </table:table-cell>
          <table:table-cell office:value-type="float" office:value="47.662352975214100000000000000000">
            <text:p>47.662352975214100000000000000000</text:p>
          </table:table-cell>
        </table:table-row>
        <table:table-row>
          <table:table-cell office:value-type="string">
            <text:p>Bellegard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Installation de stockage de déchets dangereux en exploitation, ayant reçu des fluorures de calcium (CaF2) appelés communément fluorines, de Socatri (Bollène) ou de Chemex (CEN, Grenoble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R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514498000000030000000000000000">
            <text:p>4.514498000000030000000000000000</text:p>
          </table:table-cell>
          <table:table-cell office:value-type="float" office:value="43.753813000000000000000000000000">
            <text:p>43.753813000000000000000000000000</text:p>
          </table:table-cell>
        </table:table-row>
        <table:table-row>
          <table:table-cell office:value-type="string">
            <text:p>Bailleau-Armenonvill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installation de stockage de déchets non dangereux, utilisée en août 1989 par le CEA/Saclay pour des boues séchées issues de fosses de décantation des eaux industrielles du site de l'Orme-des-Merisiers à Saint-Aubi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N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1.674571711752760000000000000000">
            <text:p>1.674571711752760000000000000000</text:p>
          </table:table-cell>
          <table:table-cell office:value-type="float" office:value="48.523492608745000000000000000000">
            <text:p>48.523492608745000000000000000000</text:p>
          </table:table-cell>
        </table:table-row>
        <table:table-row>
          <table:table-cell office:value-type="string">
            <text:p>Angervilliers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stockage</text:p>
          </table:table-cell>
          <table:table-cell office:value-type="string">
            <text:p>ancienne installation de stockage de déchets dangereux et de déchets non dangereux, utilisée ponctuellement en 1979 par le CEA/SACL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GC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054165695771440000000000000000">
            <text:p>2.054165695771440000000000000000</text:p>
          </table:table-cell>
          <table:table-cell office:value-type="float" office:value="48.587350615442400000000000000000">
            <text:p>48.587350615442400000000000000000</text:p>
          </table:table-cell>
        </table:table-row>
        <table:table-row>
          <table:table-cell office:value-type="string">
            <text:p>Sully sur Loir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retraitement</text:p>
          </table:table-cell>
          <table:table-cell office:value-type="string">
            <text:p>AREVA NP - entretien d'outillages spécifiques utilisés dans le cadre d'interventions de contrôle et de maintenance des sites nucléaires.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N1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73461888043550000000000000000">
            <text:p>2.373461888043550000000000000000</text:p>
          </table:table-cell>
          <table:table-cell office:value-type="float" office:value="47.760069252527200000000000000000">
            <text:p>47.760069252527200000000000000000</text:p>
          </table:table-cell>
        </table:table-row>
        <table:table-row>
          <table:table-cell office:value-type="string">
            <text:p>Maubeug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retraitement</text:p>
          </table:table-cell>
          <table:table-cell office:value-type="string">
            <text:p>entreprise de maintenance de matériel nucléaire générant des effluents liquides évacués vers l'évaporateur du CEA/Sacl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PC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972499148414690000000000000000">
            <text:p>3.972499148414690000000000000000</text:p>
          </table:table-cell>
          <table:table-cell office:value-type="float" office:value="50.279106392344000000000000000000">
            <text:p>50.279106392344000000000000000000</text:p>
          </table:table-cell>
        </table:table-row>
        <table:table-row>
          <table:table-cell office:value-type="string">
            <text:p>Châlons sur Saôn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retraitement</text:p>
          </table:table-cell>
          <table:table-cell office:value-type="string">
            <text:p>CEMO (Centre de Maintenance des Outillages) - entretien d'outillages de maintenance des centrales nucléair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U5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870311542296610000000000000000">
            <text:p>4.870311542296610000000000000000</text:p>
          </table:table-cell>
          <table:table-cell office:value-type="float" office:value="46.778249429016900000000000000000">
            <text:p>46.778249429016900000000000000000</text:p>
          </table:table-cell>
        </table:table-row>
        <table:table-row>
          <table:table-cell office:value-type="string">
            <text:p>Saint Laurent des Eaux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entreposage de graphi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float" office:value="153">
            <text:p>153</text:p>
          </table:table-cell>
          <table:table-cell office:value-type="string">
            <text:p>2018-10-12 13:02:05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Bollèn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retraitement</text:p>
          </table:table-cell>
          <table:table-cell office:value-type="string">
            <text:p>usine de fabrication de barrières de diffusion gazeuse et de combustible nucléair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prov_sfec_f.htm</text:p>
          </table:table-cell>
          <table:table-cell office:value-type="string">
            <text:p>PRO2-4-2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707776931476830000000000000000">
            <text:p>4.707776931476830000000000000000</text:p>
          </table:table-cell>
          <table:table-cell office:value-type="float" office:value="44.331435007185100000000000000000">
            <text:p>44.331435007185100000000000000000</text:p>
          </table:table-cell>
        </table:table-row>
        <table:table-row>
          <table:table-cell office:value-type="string">
            <text:p>Romainvill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recherche</text:p>
          </table:table-cell>
          <table:table-cell office:value-type="string">
            <text:p>ex centre de recherche de l'industrie pharmaceutique utilisant des traceurs radioactifs pour le marquage des molécules (suivi du mode d'action et d'élimination du médicament).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PC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432967410400290000000000000000">
            <text:p>2.432967410400290000000000000000</text:p>
          </table:table-cell>
          <table:table-cell office:value-type="float" office:value="48.886912888414300000000000000000">
            <text:p>48.886912888414300000000000000000</text:p>
          </table:table-cell>
        </table:table-row>
        <table:table-row>
          <table:table-cell office:value-type="string">
            <text:p>Prévessin-Moens</text:p>
          </table:table-cell>
          <table:table-cell office:value-type="float" office:value="0">
            <text:p>0</text:p>
          </table:table-cell>
          <table:table-cell office:value-type="string">
            <text:p>recherche</text:p>
          </table:table-cell>
          <table:table-cell office:value-type="string">
            <text:p/>
          </table:table-cell>
          <table:table-cell office:value-type="string">
            <text:p>CERN - partie française du Centre Européen de Recherches Nucléair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cer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6.084139542027570000000000000000">
            <text:p>6.084139542027570000000000000000</text:p>
          </table:table-cell>
          <table:table-cell office:value-type="float" office:value="46.254146937177200000000000000000">
            <text:p>46.254146937177200000000000000000</text:p>
          </table:table-cell>
        </table:table-row>
        <table:table-row>
          <table:table-cell office:value-type="string">
            <text:p>Strasbourg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recherche</text:p>
          </table:table-cell>
          <table:table-cell office:value-type="string">
            <text:p>« Réacteur Universitaire de Strasbourg » (RUS) - réacteur d'études et de recherche de puissance thermique de 0,1 MWth, principalement utilisé pour la réalisation d'irradiations expérimentales et la production de radionucléides à vie courte.</text:p>
          </table:table-cell>
          <table:table-cell office:value-type="float" office:value="1967">
            <text:p>1967</text:p>
          </table:table-cell>
          <table:table-cell office:value-type="float" office:value="1997">
            <text:p>1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S16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7.705622790968780000000000000000">
            <text:p>7.705622790968780000000000000000</text:p>
          </table:table-cell>
          <table:table-cell office:value-type="float" office:value="48.588154591585300000000000000000">
            <text:p>48.588154591585300000000000000000</text:p>
          </table:table-cell>
        </table:table-row>
        <table:table-row>
          <table:table-cell office:value-type="string">
            <text:p>Bure</text:p>
          </table:table-cell>
          <table:table-cell office:value-type="float" office:value="153">
            <text:p>153</text:p>
          </table:table-cell>
          <table:table-cell office:value-type="string">
            <text:p>déchets</text:p>
          </table:table-cell>
          <table:table-cell office:value-type="string">
            <text:p>qualification</text:p>
          </table:table-cell>
          <table:table-cell office:value-type="string">
            <text:p>études portant sur l'enfouissement des déche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lorr_bure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string">
            <text:p>NULL</text:p>
          </table:table-cell>
          <table:table-cell office:value-type="string">
            <text:p>2018-12-17 14:10:10</text:p>
          </table:table-cell>
          <table:table-cell office:value-type="float" office:value="5.357515678684780000000000000000">
            <text:p>5.357515678684780000000000000000</text:p>
          </table:table-cell>
          <table:table-cell office:value-type="float" office:value="48.491338572163400000000000000000">
            <text:p>48.491338572163400000000000000000</text:p>
          </table:table-cell>
        </table:table-row>
        <table:table-row>
          <table:table-cell office:value-type="string">
            <text:p>Wintzenheim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JAZ - montres et réveils avec peintures radioluminescentes au radium (jusque dans les années 60).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S9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7.290316000000030000000000000000">
            <text:p>7.290316000000030000000000000000</text:p>
          </table:table-cell>
          <table:table-cell office:value-type="float" office:value="48.072898000000000000000000000000">
            <text:p>48.072898000000000000000000000000</text:p>
          </table:table-cell>
        </table:table-row>
        <table:table-row>
          <table:table-cell office:value-type="string">
            <text:p>Thann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Thann et Mulhouse (Groupe Rhône-Poulenc), puis Milenium Inorganic Chemicals Thann SAS, produit de l'oxyde de titane à partir d'un sable naturel (ilménite, rutile, slag) comportant des traces d'éléments radioactifs (uranium, thorium).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S15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7.116976302423200000000000000000">
            <text:p>7.116976302423200000000000000000</text:p>
          </table:table-cell>
          <table:table-cell office:value-type="float" office:value="47.804005905633200000000000000000">
            <text:p>47.804005905633200000000000000000</text:p>
          </table:table-cell>
        </table:table-row>
        <table:table-row>
          <table:table-cell office:value-type="string">
            <text:p>Serquigny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Société des Terres Rares puis Atofina (ex-Elf Atchem) - usine pour la production du nitrate de thor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hnorm_serq_f.htm</text:p>
          </table:table-cell>
          <table:table-cell office:value-type="string">
            <text:p>HAN4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0.709413837059601000000000000000">
            <text:p>0.709413837059601000000000000000</text:p>
          </table:table-cell>
          <table:table-cell office:value-type="float" office:value="49.106982484481200000000000000000">
            <text:p>49.106982484481200000000000000000</text:p>
          </table:table-cell>
        </table:table-row>
        <table:table-row>
          <table:table-cell office:value-type="string">
            <text:p>Rogervill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Hydro Agri France - unité de production d'engrais</text:p>
          </table:table-cell>
          <table:table-cell office:value-type="string">
            <text:p>NULL</text:p>
          </table:table-cell>
          <table:table-cell office:value-type="float" office:value="1992">
            <text:p>1992</text:p>
          </table:table-cell>
          <table:table-cell office:value-type="string">
            <text:p>Arrêt définitif</text:p>
          </table:table-cell>
          <table:table-cell office:value-type="string">
            <text:p/>
          </table:table-cell>
          <table:table-cell office:value-type="string">
            <text:p>HAN6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0.265175789681146000000000000000">
            <text:p>0.265175789681146000000000000000</text:p>
          </table:table-cell>
          <table:table-cell office:value-type="float" office:value="49.500241725387700000000000000000">
            <text:p>49.500241725387700000000000000000</text:p>
          </table:table-cell>
        </table:table-row>
        <table:table-row>
          <table:table-cell office:value-type="string">
            <text:p>Ottmarsheim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installations de production d'acide phosphoriq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S14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7.522592020297970000000000000000">
            <text:p>7.522592020297970000000000000000</text:p>
          </table:table-cell>
          <table:table-cell office:value-type="float" office:value="47.781880281249600000000000000000">
            <text:p>47.781880281249600000000000000000</text:p>
          </table:table-cell>
        </table:table-row>
        <table:table-row>
          <table:table-cell office:value-type="string">
            <text:p>Jarri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usine pour la production d'éponge de zirconium et autres métaux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jar_f.htm</text:p>
          </table:table-cell>
          <table:table-cell office:value-type="string">
            <text:p>RHO54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758586653190730000000000000000">
            <text:p>5.758586653190730000000000000000</text:p>
          </table:table-cell>
          <table:table-cell office:value-type="float" office:value="45.113792470950100000000000000000">
            <text:p>45.113792470950100000000000000000</text:p>
          </table:table-cell>
        </table:table-row>
        <table:table-row>
          <table:table-cell office:value-type="string">
            <text:p>Ganagobie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Isotopchim - fabrication et de commercialisation de molécules marquées, principalement au carbone 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5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922494177677650000000000000000">
            <text:p>5.922494177677650000000000000000</text:p>
          </table:table-cell>
          <table:table-cell office:value-type="float" office:value="44.003980010778200000000000000000">
            <text:p>44.003980010778200000000000000000</text:p>
          </table:table-cell>
        </table:table-row>
        <table:table-row>
          <table:table-cell office:value-type="string">
            <text:p>Boucau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Saint-Gobain puis Reno - usine de production de pesticides - traitement de minerais dont monazi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aquit_bocau_f.htm</text:p>
          </table:table-cell>
          <table:table-cell office:value-type="string">
            <text:p>AQU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469437267222390000000000000000">
            <text:p>-1.469437267222390000000000000000</text:p>
          </table:table-cell>
          <table:table-cell office:value-type="float" office:value="43.525151512781600000000000000000">
            <text:p>43.525151512781600000000000000000</text:p>
          </table:table-cell>
        </table:table-row>
        <table:table-row>
          <table:table-cell office:value-type="string">
            <text:p>Aubervilliers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entreprise de fonderie de matériaux de récupératio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PC60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381070966214260000000000000000">
            <text:p>2.381070966214260000000000000000</text:p>
          </table:table-cell>
          <table:table-cell office:value-type="float" office:value="48.914556512218500000000000000000">
            <text:p>48.914556512218500000000000000000</text:p>
          </table:table-cell>
        </table:table-row>
        <table:table-row>
          <table:table-cell office:value-type="string">
            <text:p>Arudy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industriel</text:p>
          </table:table-cell>
          <table:table-cell office:value-type="string">
            <text:p>fonderie pour la production de métaux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aquit_arudy_f.htm</text:p>
          </table:table-cell>
          <table:table-cell office:value-type="string">
            <text:p>AQU6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425970492962677000000000000000">
            <text:p>-0.425970492962677000000000000000</text:p>
          </table:table-cell>
          <table:table-cell office:value-type="float" office:value="43.099088056425400000000000000000">
            <text:p>43.099088056425400000000000000000</text:p>
          </table:table-cell>
        </table:table-row>
        <table:table-row>
          <table:table-cell office:value-type="string">
            <text:p>Solérieux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décharge</text:p>
          </table:table-cell>
          <table:table-cell office:value-type="string">
            <text:p>décharge industrielle de catégorie 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sol_f.htm</text:p>
          </table:table-cell>
          <table:table-cell office:value-type="string">
            <text:p>RHO18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836419334862920000000000000000">
            <text:p>4.836419334862920000000000000000</text:p>
          </table:table-cell>
          <table:table-cell office:value-type="float" office:value="44.341391401835500000000000000000">
            <text:p>44.341391401835500000000000000000</text:p>
          </table:table-cell>
        </table:table-row>
        <table:table-row>
          <table:table-cell office:value-type="string">
            <text:p>La Hague</text:p>
          </table:table-cell>
          <table:table-cell office:value-type="float" office:value="167">
            <text:p>167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CSM - stockage final de déchets dits de faible activité à vie cour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norm_csm_f.htm</text:p>
          </table:table-cell>
          <table:table-cell office:value-type="string">
            <text:p>BAN3-12-13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9">
            <text:p>189</text:p>
          </table:table-cell>
          <table:table-cell office:value-type="float" office:value="73">
            <text:p>73</text:p>
          </table:table-cell>
          <table:table-cell office:value-type="string">
            <text:p>2018-12-18 15:42:36</text:p>
          </table:table-cell>
          <table:table-cell office:value-type="float" office:value="-1.862230000000000000000000000000">
            <text:p>-1.862230000000000000000000000000</text:p>
          </table:table-cell>
          <table:table-cell office:value-type="float" office:value="49.677610000000000000000000000000">
            <text:p>49.677610000000000000000000000000</text:p>
          </table:table-cell>
        </table:table-row>
        <table:table-row>
          <table:table-cell office:value-type="string">
            <text:p>Soulaines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CSA - stockage final de déchets dits de faible activité à vie cour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hamp_csa_f.htm</text:p>
          </table:table-cell>
          <table:table-cell office:value-type="string">
            <text:p>CHA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680434587966290000000000000000">
            <text:p>4.680434587966290000000000000000</text:p>
          </table:table-cell>
          <table:table-cell office:value-type="float" office:value="48.399760473662700000000000000000">
            <text:p>48.399760473662700000000000000000</text:p>
          </table:table-cell>
        </table:table-row>
        <table:table-row>
          <table:table-cell office:value-type="string">
            <text:p>Marcoule</text:p>
          </table:table-cell>
          <table:table-cell office:value-type="float" office:value="108">
            <text:p>108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CODOLET-CENTRACO - réduction de volume des déchets et développement de procédé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lang_codo_f.htm</text:p>
          </table:table-cell>
          <table:table-cell office:value-type="string">
            <text:p>LAR3-7-9-etc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lang_marc_f.htm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office:value-type="string">
            <text:p>2018-12-18 15:37:07</text:p>
          </table:table-cell>
          <table:table-cell office:value-type="float" office:value="4.698095339097820000000000000000">
            <text:p>4.698095339097820000000000000000</text:p>
          </table:table-cell>
          <table:table-cell office:value-type="float" office:value="44.138639729806200000000000000000">
            <text:p>44.138639729806200000000000000000</text:p>
          </table:table-cell>
        </table:table-row>
        <table:table-row>
          <table:table-cell office:value-type="string">
            <text:p>Orsay</text:p>
          </table:table-cell>
          <table:table-cell office:value-type="float" office:value="0">
            <text:p>0</text:p>
          </table:table-cell>
          <table:table-cell office:value-type="string">
            <text:p>combustible</text:p>
          </table:table-cell>
          <table:table-cell office:value-type="string">
            <text:p/>
          </table:table-cell>
          <table:table-cell office:value-type="string">
            <text:p>usine-pilote de frittag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idfg_orsay_f.htm</text:p>
          </table:table-cell>
          <table:table-cell office:value-type="string">
            <text:p>IGC41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171507425394020000000000000000">
            <text:p>2.171507425394020000000000000000</text:p>
          </table:table-cell>
          <table:table-cell office:value-type="float" office:value="48.698086489008300000000000000000">
            <text:p>48.698086489008300000000000000000</text:p>
          </table:table-cell>
        </table:table-row>
        <table:table-row>
          <table:table-cell office:value-type="string">
            <text:p>Veurey-Voroize</text:p>
          </table:table-cell>
          <table:table-cell office:value-type="float" office:value="0">
            <text:p>0</text:p>
          </table:table-cell>
          <table:table-cell office:value-type="string">
            <text:p>combustible</text:p>
          </table:table-cell>
          <table:table-cell office:value-type="string">
            <text:p/>
          </table:table-cell>
          <table:table-cell office:value-type="string">
            <text:p>usine de fabrication de combustibles à l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veu_f.htm</text:p>
          </table:table-cell>
          <table:table-cell office:value-type="string">
            <text:p>RHO10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617157979436480000000000000000">
            <text:p>5.617157979436480000000000000000</text:p>
          </table:table-cell>
          <table:table-cell office:value-type="float" office:value="45.268495036488200000000000000000">
            <text:p>45.268495036488200000000000000000</text:p>
          </table:table-cell>
        </table:table-row>
        <table:table-row>
          <table:table-cell office:value-type="string">
            <text:p>Bonneuil sur Marne</text:p>
          </table:table-cell>
          <table:table-cell office:value-type="float" office:value="0">
            <text:p>0</text:p>
          </table:table-cell>
          <table:table-cell office:value-type="string">
            <text:p>combustible</text:p>
          </table:table-cell>
          <table:table-cell office:value-type="string">
            <text:p/>
          </table:table-cell>
          <table:table-cell office:value-type="string">
            <text:p>production du combustibl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idfp_b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492126571076180000000000000000">
            <text:p>2.492126571076180000000000000000</text:p>
          </table:table-cell>
          <table:table-cell office:value-type="float" office:value="48.750379185235000000000000000000">
            <text:p>48.750379185235000000000000000000</text:p>
          </table:table-cell>
        </table:table-row>
        <table:table-row>
          <table:table-cell office:value-type="string">
            <text:p>La Hague</text:p>
          </table:table-cell>
          <table:table-cell office:value-type="float" office:value="167">
            <text:p>167</text:p>
          </table:table-cell>
          <table:table-cell office:value-type="string">
            <text:p>combustible</text:p>
          </table:table-cell>
          <table:table-cell office:value-type="string">
            <text:p>retraitement</text:p>
          </table:table-cell>
          <table:table-cell office:value-type="string">
            <text:p>usines de retraitement de combustibles irradiés pour produire le plutonium militaire et civi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norm_hague_f.htm</text:p>
          </table:table-cell>
          <table:table-cell office:value-type="string">
            <text:p>BAN3-12-13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string">
            <text:p>NULL</text:p>
          </table:table-cell>
          <table:table-cell office:value-type="string">
            <text:p>2018-12-18 15:42:50</text:p>
          </table:table-cell>
          <table:table-cell office:value-type="float" office:value="-1.882180000000000000000000000000">
            <text:p>-1.882180000000000000000000000000</text:p>
          </table:table-cell>
          <table:table-cell office:value-type="float" office:value="49.678650000000000000000000000000">
            <text:p>49.678650000000000000000000000000</text:p>
          </table:table-cell>
        </table:table-row>
        <table:table-row>
          <table:table-cell office:value-type="string">
            <text:p>Comhurex Pierrelatte</text:p>
          </table:table-cell>
          <table:table-cell office:value-type="float" office:value="159">
            <text:p>159</text:p>
          </table:table-cell>
          <table:table-cell office:value-type="string">
            <text:p>combustible</text:p>
          </table:table-cell>
          <table:table-cell office:value-type="string">
            <text:p>enrichissement</text:p>
          </table:table-cell>
          <table:table-cell office:value-type="string">
            <text:p>conversion et enrichissement de l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tri_f.htm</text:p>
          </table:table-cell>
          <table:table-cell office:value-type="string">
            <text:p>RHO13-16-43-etc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office:value-type="string">
            <text:p>2018-12-18 15:40:09</text:p>
          </table:table-cell>
          <table:table-cell office:value-type="float" office:value="4.721307200760160000000000000000">
            <text:p>4.721307200760160000000000000000</text:p>
          </table:table-cell>
          <table:table-cell office:value-type="float" office:value="44.336814500979000000000000000000">
            <text:p>44.336814500979000000000000000000</text:p>
          </table:table-cell>
        </table:table-row>
        <table:table-row>
          <table:table-cell office:value-type="string">
            <text:p>Romans sur Isère - FBFC</text:p>
          </table:table-cell>
          <table:table-cell office:value-type="float" office:value="166">
            <text:p>166</text:p>
          </table:table-cell>
          <table:table-cell office:value-type="string">
            <text:p>combustible</text:p>
          </table:table-cell>
          <table:table-cell office:value-type="string">
            <text:p>combustible</text:p>
          </table:table-cell>
          <table:table-cell office:value-type="string">
            <text:p>usines de fabrication de combustibl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rom_f.htm</text:p>
          </table:table-cell>
          <table:table-cell office:value-type="string">
            <text:p>RHO17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2018-12-18 15:41:54</text:p>
          </table:table-cell>
          <table:table-cell office:value-type="float" office:value="5.070686744864040000000000000000">
            <text:p>5.070686744864040000000000000000</text:p>
          </table:table-cell>
          <table:table-cell office:value-type="float" office:value="45.045380371133400000000000000000">
            <text:p>45.045380371133400000000000000000</text:p>
          </table:table-cell>
        </table:table-row>
        <table:table-row>
          <table:table-cell office:value-type="string">
            <text:p>Comhurex Malvesi</text:p>
          </table:table-cell>
          <table:table-cell office:value-type="float" office:value="155">
            <text:p>155</text:p>
          </table:table-cell>
          <table:table-cell office:value-type="string">
            <text:p>combustible</text:p>
          </table:table-cell>
          <table:table-cell office:value-type="string">
            <text:p/>
          </table:table-cell>
          <table:table-cell office:value-type="string">
            <text:p>AREVA NC usine de raffinage et de conversion d'ura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lang_malv_f.htm</text:p>
          </table:table-cell>
          <table:table-cell office:value-type="string">
            <text:p>LAR5-12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string">
            <text:p>2018-12-18 15:39:37</text:p>
          </table:table-cell>
          <table:table-cell office:value-type="float" office:value="2.895306048446440000000000000000">
            <text:p>2.895306048446440000000000000000</text:p>
          </table:table-cell>
          <table:table-cell office:value-type="float" office:value="43.241741816036900000000000000000">
            <text:p>43.241741816036900000000000000000</text:p>
          </table:table-cell>
        </table:table-row>
        <table:table-row>
          <table:table-cell office:value-type="string">
            <text:p>Creys-Malville SUPERPHÉNIX</text:p>
          </table:table-cell>
          <table:table-cell office:value-type="float" office:value="149">
            <text:p>149</text:p>
          </table:table-cell>
          <table:table-cell office:value-type="string">
            <text:p>centrale</text:p>
          </table:table-cell>
          <table:table-cell office:value-type="string">
            <text:p>SPX</text:p>
          </table:table-cell>
          <table:table-cell office:value-type="string">
            <text:p>production d'électricité et de pluto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rhone_crey_f.htm</text:p>
          </table:table-cell>
          <table:table-cell office:value-type="string">
            <text:p/>
          </table:table-cell>
          <table:table-cell office:value-type="string">
            <text:p>creys00.jpg</text:p>
          </table:table-cell>
          <table:table-cell office:value-type="string">
            <text:p>phenix</text:p>
          </table:table-cell>
          <table:table-cell office:value-type="string">
            <text:p>http://www.dissident-media.org/infonucleaire/phenix.html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string">
            <text:p>2018-12-18 15:40:42</text:p>
          </table:table-cell>
          <table:table-cell office:value-type="float" office:value="5.463911872152650000000000000000">
            <text:p>5.463911872152650000000000000000</text:p>
          </table:table-cell>
          <table:table-cell office:value-type="float" office:value="45.765522460180700000000000000000">
            <text:p>45.765522460180700000000000000000</text:p>
          </table:table-cell>
        </table:table-row>
        <table:table-row>
          <table:table-cell office:value-type="string">
            <text:p>Brennilis</text:p>
          </table:table-cell>
          <table:table-cell office:value-type="float" office:value="175">
            <text:p>175</text:p>
          </table:table-cell>
          <table:table-cell office:value-type="string">
            <text:p>centrale</text:p>
          </table:table-cell>
          <table:table-cell office:value-type="string">
            <text:p>EL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bret_bren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s_d_arree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-3.880594909698830000000000000000">
            <text:p>-3.880594909698830000000000000000</text:p>
          </table:table-cell>
          <table:table-cell office:value-type="float" office:value="48.352341666139800000000000000000">
            <text:p>48.352341666139800000000000000000</text:p>
          </table:table-cell>
        </table:table-row>
        <table:table-row>
          <table:table-cell office:value-type="string">
            <text:p>Gravelines</text:p>
          </table:table-cell>
          <table:table-cell office:value-type="float" office:value="171">
            <text:p>171</text:p>
          </table:table-cell>
          <table:table-cell office:value-type="string">
            <text:p>centrale</text:p>
          </table:table-cell>
          <table:table-cell office:value-type="string">
            <text:p>6 x 9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ord_grav_f.htm</text:p>
          </table:table-cell>
          <table:table-cell office:value-type="string">
            <text:p/>
          </table:table-cell>
          <table:table-cell office:value-type="string">
            <text:p>gravelines00.jpg</text:p>
          </table:table-cell>
          <table:table-cell office:value-type="string">
            <text:p>gravelines</text:p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string">
            <text:p>2018-10-26 15:48:51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Le Tricastin</text:p>
          </table:table-cell>
          <table:table-cell office:value-type="float" office:value="113">
            <text:p>113</text:p>
          </table:table-cell>
          <table:table-cell office:value-type="string">
            <text:p>centrale</text:p>
          </table:table-cell>
          <table:table-cell office:value-type="string">
            <text:p>4 x 9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tri_f.htm</text:p>
          </table:table-cell>
          <table:table-cell office:value-type="string">
            <text:p/>
          </table:table-cell>
          <table:table-cell office:value-type="string">
            <text:p>tricastin00.jpg</text:p>
          </table:table-cell>
          <table:table-cell office:value-type="string">
            <text:p>tricastin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2018-10-26 15:56:38</text:p>
          </table:table-cell>
          <table:table-cell office:value-type="float" office:value="4.735721060791520000000000000000">
            <text:p>4.735721060791520000000000000000</text:p>
          </table:table-cell>
          <table:table-cell office:value-type="float" office:value="44.331338426548800000000000000000">
            <text:p>44.331338426548800000000000000000</text:p>
          </table:table-cell>
        </table:table-row>
        <table:table-row>
          <table:table-cell office:value-type="string">
            <text:p>Bugey</text:p>
          </table:table-cell>
          <table:table-cell office:value-type="float" office:value="104">
            <text:p>104</text:p>
          </table:table-cell>
          <table:table-cell office:value-type="string">
            <text:p>centrale</text:p>
          </table:table-cell>
          <table:table-cell office:value-type="string">
            <text:p>4 x 900 MW</text:p>
          </table:table-cell>
          <table:table-cell office:value-type="string">
            <text:p>production d'électricité et de pluto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bug_f.htm</text:p>
          </table:table-cell>
          <table:table-cell office:value-type="string">
            <text:p/>
          </table:table-cell>
          <table:table-cell office:value-type="string">
            <text:p>bugey00.jpg</text:p>
          </table:table-cell>
          <table:table-cell office:value-type="string">
            <text:p>bugey</text:p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2018-10-26 15:56:38</text:p>
          </table:table-cell>
          <table:table-cell office:value-type="float" office:value="5.266538188022910000000000000000">
            <text:p>5.266538188022910000000000000000</text:p>
          </table:table-cell>
          <table:table-cell office:value-type="float" office:value="45.807224801342100000000000000000">
            <text:p>45.807224801342100000000000000000</text:p>
          </table:table-cell>
        </table:table-row>
        <table:table-row>
          <table:table-cell office:value-type="string">
            <text:p>Blayais</text:p>
          </table:table-cell>
          <table:table-cell office:value-type="float" office:value="136">
            <text:p>136</text:p>
          </table:table-cell>
          <table:table-cell office:value-type="string">
            <text:p>centrale</text:p>
          </table:table-cell>
          <table:table-cell office:value-type="string">
            <text:p>4 x 9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aquit_blay_f.htm</text:p>
          </table:table-cell>
          <table:table-cell office:value-type="string">
            <text:p/>
          </table:table-cell>
          <table:table-cell office:value-type="string">
            <text:p>blayais00.jpg</text:p>
          </table:table-cell>
          <table:table-cell office:value-type="string">
            <text:p>blayais</text:p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2018-10-26 15:49:15</text:p>
          </table:table-cell>
          <table:table-cell office:value-type="float" office:value="-0.690812850465903000000000000000">
            <text:p>-0.690812850465903000000000000000</text:p>
          </table:table-cell>
          <table:table-cell office:value-type="float" office:value="45.262563241595000000000000000000">
            <text:p>45.262563241595000000000000000000</text:p>
          </table:table-cell>
        </table:table-row>
        <table:table-row>
          <table:table-cell office:value-type="string">
            <text:p>Dampierre</text:p>
          </table:table-cell>
          <table:table-cell office:value-type="float" office:value="132">
            <text:p>132</text:p>
          </table:table-cell>
          <table:table-cell office:value-type="string">
            <text:p>centrale</text:p>
          </table:table-cell>
          <table:table-cell office:value-type="string">
            <text:p>4 x 9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en_dam_f.htm</text:p>
          </table:table-cell>
          <table:table-cell office:value-type="string">
            <text:p/>
          </table:table-cell>
          <table:table-cell office:value-type="string">
            <text:p>dampierre00.jpg</text:p>
          </table:table-cell>
          <table:table-cell office:value-type="string">
            <text:p>dampierre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2018-10-26 15:46:59</text:p>
          </table:table-cell>
          <table:table-cell office:value-type="float" office:value="2.499973968052970000000000000000">
            <text:p>2.499973968052970000000000000000</text:p>
          </table:table-cell>
          <table:table-cell office:value-type="float" office:value="47.725038709660200000000000000000">
            <text:p>47.725038709660200000000000000000</text:p>
          </table:table-cell>
        </table:table-row>
        <table:table-row>
          <table:table-cell office:value-type="string">
            <text:p>Cruas-Meysse</text:p>
          </table:table-cell>
          <table:table-cell office:value-type="float" office:value="134">
            <text:p>134</text:p>
          </table:table-cell>
          <table:table-cell office:value-type="string">
            <text:p>centrale</text:p>
          </table:table-cell>
          <table:table-cell office:value-type="string">
            <text:p>4 x 9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cru_f.htm</text:p>
          </table:table-cell>
          <table:table-cell office:value-type="string">
            <text:p/>
          </table:table-cell>
          <table:table-cell office:value-type="string">
            <text:p>cruas-meysse00.jpg</text:p>
          </table:table-cell>
          <table:table-cell office:value-type="string">
            <text:p>cruas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4.751694305163600000000000000000">
            <text:p>4.751694305163600000000000000000</text:p>
          </table:table-cell>
          <table:table-cell office:value-type="float" office:value="44.621439511409800000000000000000">
            <text:p>44.621439511409800000000000000000</text:p>
          </table:table-cell>
        </table:table-row>
        <table:table-row>
          <table:table-cell office:value-type="string">
            <text:p>Chinon</text:p>
          </table:table-cell>
          <table:table-cell office:value-type="float" office:value="169">
            <text:p>169</text:p>
          </table:table-cell>
          <table:table-cell office:value-type="string">
            <text:p>centrale</text:p>
          </table:table-cell>
          <table:table-cell office:value-type="string">
            <text:p>4 x 900 MW</text:p>
          </table:table-cell>
          <table:table-cell office:value-type="string">
            <text:p>production d'électricité et de pluto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>chinon00.jpg</text:p>
          </table:table-cell>
          <table:table-cell office:value-type="string">
            <text:p>chinon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Paluel</text:p>
          </table:table-cell>
          <table:table-cell office:value-type="float" office:value="131">
            <text:p>131</text:p>
          </table:table-cell>
          <table:table-cell office:value-type="string">
            <text:p>centrale</text:p>
          </table:table-cell>
          <table:table-cell office:value-type="string">
            <text:p>4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hnorm_pal_f.htm</text:p>
          </table:table-cell>
          <table:table-cell office:value-type="string">
            <text:p/>
          </table:table-cell>
          <table:table-cell office:value-type="string">
            <text:p>paluel00.jpg</text:p>
          </table:table-cell>
          <table:table-cell office:value-type="string">
            <text:p>paluel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string">
            <text:p>2018-10-26 15:56:38</text:p>
          </table:table-cell>
          <table:table-cell office:value-type="float" office:value="0.631919182566307000000000000000">
            <text:p>0.631919182566307000000000000000</text:p>
          </table:table-cell>
          <table:table-cell office:value-type="float" office:value="49.869082687263300000000000000000">
            <text:p>49.869082687263300000000000000000</text:p>
          </table:table-cell>
        </table:table-row>
        <table:table-row>
          <table:table-cell office:value-type="string">
            <text:p>Cattenom</text:p>
          </table:table-cell>
          <table:table-cell office:value-type="float" office:value="105">
            <text:p>105</text:p>
          </table:table-cell>
          <table:table-cell office:value-type="string">
            <text:p>centrale</text:p>
          </table:table-cell>
          <table:table-cell office:value-type="string">
            <text:p>4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lorr_catt_f.htm</text:p>
          </table:table-cell>
          <table:table-cell office:value-type="string">
            <text:p/>
          </table:table-cell>
          <table:table-cell office:value-type="string">
            <text:p>cattenom00.jpg</text:p>
          </table:table-cell>
          <table:table-cell office:value-type="string">
            <text:p>cattenom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6.209867509003490000000000000000">
            <text:p>6.209867509003490000000000000000</text:p>
          </table:table-cell>
          <table:table-cell office:value-type="float" office:value="49.402131253167700000000000000000">
            <text:p>49.402131253167700000000000000000</text:p>
          </table:table-cell>
        </table:table-row>
        <table:table-row>
          <table:table-cell office:value-type="string">
            <text:p>Saint Laurent des Eaux</text:p>
          </table:table-cell>
          <table:table-cell office:value-type="float" office:value="174">
            <text:p>174</text:p>
          </table:table-cell>
          <table:table-cell office:value-type="string">
            <text:p>centrale</text:p>
          </table:table-cell>
          <table:table-cell office:value-type="string">
            <text:p>2 x 900 MW</text:p>
          </table:table-cell>
          <table:table-cell office:value-type="string">
            <text:p>production d'électricité et de pluto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>saint-laurent-des-eaux00.jpg</text:p>
          </table:table-cell>
          <table:table-cell office:value-type="string">
            <text:p>saint-laurent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2018-10-26 15:56:38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Fessenheim</text:p>
          </table:table-cell>
          <table:table-cell office:value-type="float" office:value="161">
            <text:p>161</text:p>
          </table:table-cell>
          <table:table-cell office:value-type="string">
            <text:p>centrale</text:p>
          </table:table-cell>
          <table:table-cell office:value-type="string">
            <text:p>2 x 9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als_fess_f.htm</text:p>
          </table:table-cell>
          <table:table-cell office:value-type="string">
            <text:p/>
          </table:table-cell>
          <table:table-cell office:value-type="string">
            <text:p>fessenheim00.jpg</text:p>
          </table:table-cell>
          <table:table-cell office:value-type="string">
            <text:p>fessenheim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string">
            <text:p>2018-10-26 15:57:20</text:p>
          </table:table-cell>
          <table:table-cell office:value-type="float" office:value="7.559970841020970000000000000000">
            <text:p>7.559970841020970000000000000000</text:p>
          </table:table-cell>
          <table:table-cell office:value-type="float" office:value="47.908643061309500000000000000000">
            <text:p>47.908643061309500000000000000000</text:p>
          </table:table-cell>
        </table:table-row>
        <table:table-row>
          <table:table-cell office:value-type="string">
            <text:p>Civaux</text:p>
          </table:table-cell>
          <table:table-cell office:value-type="float" office:value="109">
            <text:p>109</text:p>
          </table:table-cell>
          <table:table-cell office:value-type="string">
            <text:p>centrale</text:p>
          </table:table-cell>
          <table:table-cell office:value-type="string">
            <text:p>2 x 155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poit_civ_f.htm</text:p>
          </table:table-cell>
          <table:table-cell office:value-type="string">
            <text:p/>
          </table:table-cell>
          <table:table-cell office:value-type="string">
            <text:p>civaux00.jpg</text:p>
          </table:table-cell>
          <table:table-cell office:value-type="string">
            <text:p>civaux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0.667699870373724000000000000000">
            <text:p>0.667699870373724000000000000000</text:p>
          </table:table-cell>
          <table:table-cell office:value-type="float" office:value="46.460629583795500000000000000000">
            <text:p>46.460629583795500000000000000000</text:p>
          </table:table-cell>
        </table:table-row>
        <table:table-row>
          <table:table-cell office:value-type="string">
            <text:p>Chooz</text:p>
          </table:table-cell>
          <table:table-cell office:value-type="float" office:value="137">
            <text:p>137</text:p>
          </table:table-cell>
          <table:table-cell office:value-type="string">
            <text:p>centrale</text:p>
          </table:table-cell>
          <table:table-cell office:value-type="string">
            <text:p>2 x 145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hamp_chooz_f.htm</text:p>
          </table:table-cell>
          <table:table-cell office:value-type="string">
            <text:p/>
          </table:table-cell>
          <table:table-cell office:value-type="string">
            <text:p>chooz00.jpg</text:p>
          </table:table-cell>
          <table:table-cell office:value-type="string">
            <text:p>chooz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4.786292411633700000000000000000">
            <text:p>4.786292411633700000000000000000</text:p>
          </table:table-cell>
          <table:table-cell office:value-type="float" office:value="50.082254592094500000000000000000">
            <text:p>50.082254592094500000000000000000</text:p>
          </table:table-cell>
        </table:table-row>
        <table:table-row>
          <table:table-cell office:value-type="string">
            <text:p>Flamanville</text:p>
          </table:table-cell>
          <table:table-cell office:value-type="float" office:value="170">
            <text:p>170</text:p>
          </table:table-cell>
          <table:table-cell office:value-type="string">
            <text:p>centrale</text:p>
          </table:table-cell>
          <table:table-cell office:value-type="string">
            <text:p>2 x 1300 MW + EPR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bnorm_flam_f.htm</text:p>
          </table:table-cell>
          <table:table-cell office:value-type="string">
            <text:p/>
          </table:table-cell>
          <table:table-cell office:value-type="string">
            <text:p>flamanville00.jpg</text:p>
          </table:table-cell>
          <table:table-cell office:value-type="string">
            <text:p>flamanville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2018-10-26 15:48:16</text:p>
          </table:table-cell>
          <table:table-cell office:value-type="float" office:value="-1.883266435491980000000000000000">
            <text:p>-1.883266435491980000000000000000</text:p>
          </table:table-cell>
          <table:table-cell office:value-type="float" office:value="49.548012027456200000000000000000">
            <text:p>49.548012027456200000000000000000</text:p>
          </table:table-cell>
        </table:table-row>
        <table:table-row>
          <table:table-cell office:value-type="string">
            <text:p>Saint-Alban-du-Rhône</text:p>
          </table:table-cell>
          <table:table-cell office:value-type="float" office:value="173">
            <text:p>173</text:p>
          </table:table-cell>
          <table:table-cell office:value-type="string">
            <text:p>centrale</text:p>
          </table:table-cell>
          <table:table-cell office:value-type="string">
            <text:p>2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alb_f.htm</text:p>
          </table:table-cell>
          <table:table-cell office:value-type="string">
            <text:p/>
          </table:table-cell>
          <table:table-cell office:value-type="string">
            <text:p>saint-alban00.jpg</text:p>
          </table:table-cell>
          <table:table-cell office:value-type="string">
            <text:p>saint-alban</text:p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string">
            <text:p>2018-10-26 15:46:31</text:p>
          </table:table-cell>
          <table:table-cell office:value-type="float" office:value="4.750077195302910000000000000000">
            <text:p>4.750077195302910000000000000000</text:p>
          </table:table-cell>
          <table:table-cell office:value-type="float" office:value="45.402410017154300000000000000000">
            <text:p>45.402410017154300000000000000000</text:p>
          </table:table-cell>
        </table:table-row>
        <table:table-row>
          <table:table-cell office:value-type="string">
            <text:p>Penly</text:p>
          </table:table-cell>
          <table:table-cell office:value-type="float" office:value="111">
            <text:p>111</text:p>
          </table:table-cell>
          <table:table-cell office:value-type="string">
            <text:p>centrale</text:p>
          </table:table-cell>
          <table:table-cell office:value-type="string">
            <text:p>2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hnorm_penly_f.htm</text:p>
          </table:table-cell>
          <table:table-cell office:value-type="string">
            <text:p/>
          </table:table-cell>
          <table:table-cell office:value-type="string">
            <text:p>penly00.jpg.html</text:p>
          </table:table-cell>
          <table:table-cell office:value-type="string">
            <text:p>penly</text:p>
          </table:table-cell>
          <table:table-cell office:value-type="string">
            <text:p>http://www.mediapart.fr/journal/france/250611/rares-photos-dune-fuite-dans-une-centrale-nucleaire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2018-10-26 15:56:38</text:p>
          </table:table-cell>
          <table:table-cell office:value-type="float" office:value="1.164872616802040000000000000000">
            <text:p>1.164872616802040000000000000000</text:p>
          </table:table-cell>
          <table:table-cell office:value-type="float" office:value="49.987358536157700000000000000000">
            <text:p>49.987358536157700000000000000000</text:p>
          </table:table-cell>
        </table:table-row>
        <table:table-row>
          <table:table-cell office:value-type="string">
            <text:p>Nogent-sur-Seine</text:p>
          </table:table-cell>
          <table:table-cell office:value-type="float" office:value="172">
            <text:p>172</text:p>
          </table:table-cell>
          <table:table-cell office:value-type="string">
            <text:p>centrale</text:p>
          </table:table-cell>
          <table:table-cell office:value-type="string">
            <text:p>2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hamp_nog_f.htm</text:p>
          </table:table-cell>
          <table:table-cell office:value-type="string">
            <text:p/>
          </table:table-cell>
          <table:table-cell office:value-type="string">
            <text:p>nogent00.jpg</text:p>
          </table:table-cell>
          <table:table-cell office:value-type="string">
            <text:p>nogent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string">
            <text:p>2018-10-26 15:56:38</text:p>
          </table:table-cell>
          <table:table-cell office:value-type="float" office:value="3.521433962272380000000000000000">
            <text:p>3.521433962272380000000000000000</text:p>
          </table:table-cell>
          <table:table-cell office:value-type="float" office:value="48.523184748472900000000000000000">
            <text:p>48.523184748472900000000000000000</text:p>
          </table:table-cell>
        </table:table-row>
        <table:table-row>
          <table:table-cell office:value-type="string">
            <text:p>Golfech</text:p>
          </table:table-cell>
          <table:table-cell office:value-type="float" office:value="110">
            <text:p>110</text:p>
          </table:table-cell>
          <table:table-cell office:value-type="string">
            <text:p>centrale</text:p>
          </table:table-cell>
          <table:table-cell office:value-type="string">
            <text:p>2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midi_gol_f.htm</text:p>
          </table:table-cell>
          <table:table-cell office:value-type="string">
            <text:p/>
          </table:table-cell>
          <table:table-cell office:value-type="string">
            <text:p>golfech00.jpg</text:p>
          </table:table-cell>
          <table:table-cell office:value-type="string">
            <text:p>golfech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string">
            <text:p>2018-10-26 15:48:30</text:p>
          </table:table-cell>
          <table:table-cell office:value-type="float" office:value="0.839084099704749000000000000000">
            <text:p>0.839084099704749000000000000000</text:p>
          </table:table-cell>
          <table:table-cell office:value-type="float" office:value="44.101287553331800000000000000000">
            <text:p>44.101287553331800000000000000000</text:p>
          </table:table-cell>
        </table:table-row>
        <table:table-row>
          <table:table-cell office:value-type="string">
            <text:p>Belleville-sur-Loire</text:p>
          </table:table-cell>
          <table:table-cell office:value-type="float" office:value="168">
            <text:p>168</text:p>
          </table:table-cell>
          <table:table-cell office:value-type="string">
            <text:p>centrale</text:p>
          </table:table-cell>
          <table:table-cell office:value-type="string">
            <text:p>2 x 1300 MW</text:p>
          </table:table-cell>
          <table:table-cell office:value-type="string">
            <text:p>production d'électricité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en_bell_f.htm</text:p>
          </table:table-cell>
          <table:table-cell office:value-type="string">
            <text:p/>
          </table:table-cell>
          <table:table-cell office:value-type="string">
            <text:p>belleville00.jpg</text:p>
          </table:table-cell>
          <table:table-cell office:value-type="string">
            <text:p>belleville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2018-10-26 15:45:55</text:p>
          </table:table-cell>
          <table:table-cell office:value-type="float" office:value="2.868951704796020000000000000000">
            <text:p>2.868951704796020000000000000000</text:p>
          </table:table-cell>
          <table:table-cell office:value-type="float" office:value="47.516651569448700000000000000000">
            <text:p>47.516651569448700000000000000000</text:p>
          </table:table-cell>
        </table:table-row>
        <table:table-row>
          <table:table-cell office:value-type="string">
            <text:p>Saint Martin la Porte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/>
          </table:table-cell>
          <table:table-cell office:value-type="string">
            <text:p>usine de production de béryllium et de thor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rhone_calyp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6.448086000000020000000000000000">
            <text:p>6.448086000000020000000000000000</text:p>
          </table:table-cell>
          <table:table-cell office:value-type="float" office:value="45.240058000000000000000000000000">
            <text:p>45.240058000000000000000000000000</text:p>
          </table:table-cell>
        </table:table-row>
        <table:table-row>
          <table:table-cell office:value-type="string">
            <text:p>Frenay - La Praz Tepp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/>
          </table:table-cell>
          <table:table-cell office:value-type="string">
            <text:p>usine de fabrication de béryllium et de carbure d'uranium, et décharg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rhone_praz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6.627783942028460000000000000000">
            <text:p>6.627783942028460000000000000000</text:p>
          </table:table-cell>
          <table:table-cell office:value-type="float" office:value="45.194935483531600000000000000000">
            <text:p>45.194935483531600000000000000000</text:p>
          </table:table-cell>
        </table:table-row>
        <table:table-row>
          <table:table-cell office:value-type="string">
            <text:p>Sable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stérilisateur</text:p>
          </table:table-cell>
          <table:table-cell office:value-type="string">
            <text:p>Ioniso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ionisos.com/fr/sable.htm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300705918121111000000000000000">
            <text:p>-0.300705918121111000000000000000</text:p>
          </table:table-cell>
          <table:table-cell office:value-type="float" office:value="47.825449636065100000000000000000">
            <text:p>47.825449636065100000000000000000</text:p>
          </table:table-cell>
        </table:table-row>
        <table:table-row>
          <table:table-cell office:value-type="string">
            <text:p>Pouzauges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irradiateur</text:p>
          </table:table-cell>
          <table:table-cell office:value-type="string">
            <text:p>Ioniso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ionisos.fr/fr/pouzauges.htm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842999036557941000000000000000">
            <text:p>-0.842999036557941000000000000000</text:p>
          </table:table-cell>
          <table:table-cell office:value-type="float" office:value="46.771074462934200000000000000000">
            <text:p>46.771074462934200000000000000000</text:p>
          </table:table-cell>
        </table:table-row>
        <table:table-row>
          <table:table-cell office:value-type="string">
            <text:p>Marseille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irradiateur</text:p>
          </table:table-cell>
          <table:table-cell office:value-type="string">
            <text:p>irradiateur Isotron ex Gammaster (aliments et instruments chirurgicaux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resosol.org/Gazette/1989/94_95_22.htm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383511759636330000000000000000">
            <text:p>5.383511759636330000000000000000</text:p>
          </table:table-cell>
          <table:table-cell office:value-type="float" office:value="43.335554428589800000000000000000">
            <text:p>43.335554428589800000000000000000</text:p>
          </table:table-cell>
        </table:table-row>
        <table:table-row>
          <table:table-cell office:value-type="string">
            <text:p>Limeil Brévanne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irradiateur</text:p>
          </table:table-cell>
          <table:table-cell office:value-type="string">
            <text:p>Sodern développe et fabrique des sources neutroniques à usages civil et militair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idfp_sod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8">
            <text:p>188</text:p>
          </table:table-cell>
          <table:table-cell office:value-type="float" office:value="26">
            <text:p>26</text:p>
          </table:table-cell>
          <table:table-cell office:value-type="string">
            <text:p>2018-10-12 13:02:05</text:p>
          </table:table-cell>
          <table:table-cell office:value-type="float" office:value="2.486393882786500000000000000000">
            <text:p>2.486393882786500000000000000000</text:p>
          </table:table-cell>
          <table:table-cell office:value-type="float" office:value="48.749111595804700000000000000000">
            <text:p>48.749111595804700000000000000000</text:p>
          </table:table-cell>
        </table:table-row>
        <table:table-row>
          <table:table-cell office:value-type="string">
            <text:p>Chaumesnil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irradiateur</text:p>
          </table:table-cell>
          <table:table-cell office:value-type="string">
            <text:p>Ioniso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ionisos.com/fr/chaumesnil.htm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614952916577220000000000000000">
            <text:p>4.614952916577220000000000000000</text:p>
          </table:table-cell>
          <table:table-cell office:value-type="float" office:value="48.362820373794600000000000000000">
            <text:p>48.362820373794600000000000000000</text:p>
          </table:table-cell>
        </table:table-row>
        <table:table-row>
          <table:table-cell office:value-type="string">
            <text:p>Dagneux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irradiateur</text:p>
          </table:table-cell>
          <table:table-cell office:value-type="string">
            <text:p>Ioniso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ionisos.com/fr/dagneux.html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059729046996610000000000000000">
            <text:p>5.059729046996610000000000000000</text:p>
          </table:table-cell>
          <table:table-cell office:value-type="float" office:value="45.841111784191000000000000000000">
            <text:p>45.841111784191000000000000000000</text:p>
          </table:table-cell>
        </table:table-row>
        <table:table-row>
          <table:table-cell office:value-type="string">
            <text:p>Valognes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gare</text:p>
          </table:table-cell>
          <table:table-cell office:value-type="string">
            <text:p>gare ferroviaire de La Hag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499030000000000000000000000000">
            <text:p>-1.499030000000000000000000000000</text:p>
          </table:table-cell>
          <table:table-cell office:value-type="float" office:value="49.508890000000000000000000000000">
            <text:p>49.508890000000000000000000000000</text:p>
          </table:table-cell>
        </table:table-row>
        <table:table-row>
          <table:table-cell office:value-type="string">
            <text:p>Varennes-Vauzelle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déchets</text:p>
          </table:table-cell>
          <table:table-cell office:value-type="string">
            <text:p>DGA - dépôt de matériel aéronautiq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ourg_vare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4">
            <text:p>20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3.137970000000000000000000000000">
            <text:p>3.137970000000000000000000000000</text:p>
          </table:table-cell>
          <table:table-cell office:value-type="float" office:value="47.081812000000000000000000000000">
            <text:p>47.081812000000000000000000000000</text:p>
          </table:table-cell>
        </table:table-row>
        <table:table-row>
          <table:table-cell office:value-type="string">
            <text:p>Bugey 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O</text:p>
          </table:table-cell>
          <table:table-cell office:value-type="float" office:value="1979">
            <text:p>1979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bu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string">
            <text:p>2018-10-12 13:02:05</text:p>
          </table:table-cell>
          <table:table-cell office:value-type="float" office:value="5.266538188022910000000000000000">
            <text:p>5.266538188022910000000000000000</text:p>
          </table:table-cell>
          <table:table-cell office:value-type="float" office:value="45.807224801342100000000000000000">
            <text:p>45.807224801342100000000000000000</text:p>
          </table:table-cell>
        </table:table-row>
        <table:table-row>
          <table:table-cell office:value-type="string">
            <text:p>Bugey 5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O</text:p>
          </table:table-cell>
          <table:table-cell office:value-type="float" office:value="1979">
            <text:p>1979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bug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string">
            <text:p>2018-10-12 13:02:05</text:p>
          </table:table-cell>
          <table:table-cell office:value-type="float" office:value="5.266538188022910000000000000000">
            <text:p>5.266538188022910000000000000000</text:p>
          </table:table-cell>
          <table:table-cell office:value-type="float" office:value="45.807224801342100000000000000000">
            <text:p>45.807224801342100000000000000000</text:p>
          </table:table-cell>
        </table:table-row>
        <table:table-row>
          <table:table-cell office:value-type="string">
            <text:p>Chinon B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2">
            <text:p>1982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Chinon B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3">
            <text:p>1983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Chinon B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6">
            <text:p>1986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Chinon B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7">
            <text:p>198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chino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7">
            <text:p>7</text:p>
          </table:table-cell>
          <table:table-cell office:value-type="string">
            <text:p>2018-10-12 13:02:05</text:p>
          </table:table-cell>
          <table:table-cell office:value-type="float" office:value="0.179644070275217000000000000000">
            <text:p>0.179644070275217000000000000000</text:p>
          </table:table-cell>
          <table:table-cell office:value-type="float" office:value="47.227250258353400000000000000000">
            <text:p>47.227250258353400000000000000000</text:p>
          </table:table-cell>
        </table:table-row>
        <table:table-row>
          <table:table-cell office:value-type="string">
            <text:p>Cruas-Meysse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2</text:p>
          </table:table-cell>
          <table:table-cell office:value-type="float" office:value="1983">
            <text:p>1983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string">
            <text:p>2018-10-12 13:02:05</text:p>
          </table:table-cell>
          <table:table-cell office:value-type="float" office:value="4.751694305163600000000000000000">
            <text:p>4.751694305163600000000000000000</text:p>
          </table:table-cell>
          <table:table-cell office:value-type="float" office:value="44.621439511409800000000000000000">
            <text:p>44.621439511409800000000000000000</text:p>
          </table:table-cell>
        </table:table-row>
        <table:table-row>
          <table:table-cell office:value-type="string">
            <text:p>Cruas-Meysse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2</text:p>
          </table:table-cell>
          <table:table-cell office:value-type="float" office:value="1984">
            <text:p>1984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string">
            <text:p>2018-10-12 13:02:05</text:p>
          </table:table-cell>
          <table:table-cell office:value-type="float" office:value="4.751694305163600000000000000000">
            <text:p>4.751694305163600000000000000000</text:p>
          </table:table-cell>
          <table:table-cell office:value-type="float" office:value="44.621439511409800000000000000000">
            <text:p>44.621439511409800000000000000000</text:p>
          </table:table-cell>
        </table:table-row>
        <table:table-row>
          <table:table-cell office:value-type="string">
            <text:p>Cruas-Meysse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2</text:p>
          </table:table-cell>
          <table:table-cell office:value-type="float" office:value="1984">
            <text:p>1984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6">
            <text:p>16</text:p>
          </table:table-cell>
          <table:table-cell office:value-type="string">
            <text:p>2018-10-12 13:02:05</text:p>
          </table:table-cell>
          <table:table-cell office:value-type="float" office:value="4.751694305163600000000000000000">
            <text:p>4.751694305163600000000000000000</text:p>
          </table:table-cell>
          <table:table-cell office:value-type="float" office:value="44.621439511409800000000000000000">
            <text:p>44.621439511409800000000000000000</text:p>
          </table:table-cell>
        </table:table-row>
        <table:table-row>
          <table:table-cell office:value-type="string">
            <text:p>Cruas-Meysse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2</text:p>
          </table:table-cell>
          <table:table-cell office:value-type="float" office:value="1984">
            <text:p>1984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string">
            <text:p>2018-10-12 13:02:05</text:p>
          </table:table-cell>
          <table:table-cell office:value-type="float" office:value="4.751694305163600000000000000000">
            <text:p>4.751694305163600000000000000000</text:p>
          </table:table-cell>
          <table:table-cell office:value-type="float" office:value="44.621439511409800000000000000000">
            <text:p>44.621439511409800000000000000000</text:p>
          </table:table-cell>
        </table:table-row>
        <table:table-row>
          <table:table-cell office:value-type="string">
            <text:p>Dampierre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2018-10-12 13:02:05</text:p>
          </table:table-cell>
          <table:table-cell office:value-type="float" office:value="2.499973968052970000000000000000">
            <text:p>2.499973968052970000000000000000</text:p>
          </table:table-cell>
          <table:table-cell office:value-type="float" office:value="47.725038709660200000000000000000">
            <text:p>47.725038709660200000000000000000</text:p>
          </table:table-cell>
        </table:table-row>
        <table:table-row>
          <table:table-cell office:value-type="string">
            <text:p>Dampierre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2018-10-12 13:02:05</text:p>
          </table:table-cell>
          <table:table-cell office:value-type="float" office:value="2.499973968052970000000000000000">
            <text:p>2.499973968052970000000000000000</text:p>
          </table:table-cell>
          <table:table-cell office:value-type="float" office:value="47.725038709660200000000000000000">
            <text:p>47.725038709660200000000000000000</text:p>
          </table:table-cell>
        </table:table-row>
        <table:table-row>
          <table:table-cell office:value-type="string">
            <text:p>Dampierre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2018-10-12 13:02:05</text:p>
          </table:table-cell>
          <table:table-cell office:value-type="float" office:value="2.499973968052970000000000000000">
            <text:p>2.499973968052970000000000000000</text:p>
          </table:table-cell>
          <table:table-cell office:value-type="float" office:value="47.725038709660200000000000000000">
            <text:p>47.725038709660200000000000000000</text:p>
          </table:table-cell>
        </table:table-row>
        <table:table-row>
          <table:table-cell office:value-type="string">
            <text:p>Dampierre 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2018-10-12 13:02:05</text:p>
          </table:table-cell>
          <table:table-cell office:value-type="float" office:value="2.499973968052970000000000000000">
            <text:p>2.499973968052970000000000000000</text:p>
          </table:table-cell>
          <table:table-cell office:value-type="float" office:value="47.725038709660200000000000000000">
            <text:p>47.725038709660200000000000000000</text:p>
          </table:table-cell>
        </table:table-row>
        <table:table-row>
          <table:table-cell office:value-type="string">
            <text:p>Fessenheim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O</text:p>
          </table:table-cell>
          <table:table-cell office:value-type="float" office:value="1977">
            <text:p>197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office:value-type="float" office:value="19">
            <text:p>19</text:p>
          </table:table-cell>
          <table:table-cell office:value-type="string">
            <text:p>2018-10-12 13:02:05</text:p>
          </table:table-cell>
          <table:table-cell office:value-type="float" office:value="7.559970841020970000000000000000">
            <text:p>7.559970841020970000000000000000</text:p>
          </table:table-cell>
          <table:table-cell office:value-type="float" office:value="47.908643061309500000000000000000">
            <text:p>47.908643061309500000000000000000</text:p>
          </table:table-cell>
        </table:table-row>
        <table:table-row>
          <table:table-cell office:value-type="string">
            <text:p>Fessenheim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O</text:p>
          </table:table-cell>
          <table:table-cell office:value-type="float" office:value="1977">
            <text:p>1977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2">
            <text:p>182</text:p>
          </table:table-cell>
          <table:table-cell office:value-type="float" office:value="19">
            <text:p>19</text:p>
          </table:table-cell>
          <table:table-cell office:value-type="string">
            <text:p>2018-10-12 13:02:05</text:p>
          </table:table-cell>
          <table:table-cell office:value-type="float" office:value="7.559970841020970000000000000000">
            <text:p>7.559970841020970000000000000000</text:p>
          </table:table-cell>
          <table:table-cell office:value-type="float" office:value="47.908643061309500000000000000000">
            <text:p>47.908643061309500000000000000000</text:p>
          </table:table-cell>
        </table:table-row>
        <table:table-row>
          <table:table-cell office:value-type="string">
            <text:p>Gravelines B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string">
            <text:p>2018-10-12 13:02:05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Gravelines B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18">
            <text:p>18</text:p>
          </table:table-cell>
          <table:table-cell office:value-type="string">
            <text:p>2018-10-12 13:02:05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Gravelines B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 office:value-type="float" office:value="18">
            <text:p>18</text:p>
          </table:table-cell>
          <table:table-cell office:value-type="string">
            <text:p>2018-10-12 13:02:05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Gravelines B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string">
            <text:p>2018-10-12 13:02:05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Gravelines C5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4">
            <text:p>1984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9">
            <text:p>179</text:p>
          </table:table-cell>
          <table:table-cell office:value-type="float" office:value="18">
            <text:p>18</text:p>
          </table:table-cell>
          <table:table-cell office:value-type="string">
            <text:p>2018-10-12 13:02:05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Gravelines C6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5">
            <text:p>1985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string">
            <text:p>2018-10-12 13:02:05</text:p>
          </table:table-cell>
          <table:table-cell office:value-type="float" office:value="2.120508757801450000000000000000">
            <text:p>2.120508757801450000000000000000</text:p>
          </table:table-cell>
          <table:table-cell office:value-type="float" office:value="51.023809475959100000000000000000">
            <text:p>51.023809475959100000000000000000</text:p>
          </table:table-cell>
        </table:table-row>
        <table:table-row>
          <table:table-cell office:value-type="string">
            <text:p>Le Blayais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string">
            <text:p>2018-10-12 13:02:05</text:p>
          </table:table-cell>
          <table:table-cell office:value-type="float" office:value="-0.690812850465903000000000000000">
            <text:p>-0.690812850465903000000000000000</text:p>
          </table:table-cell>
          <table:table-cell office:value-type="float" office:value="45.262563241595000000000000000000">
            <text:p>45.262563241595000000000000000000</text:p>
          </table:table-cell>
        </table:table-row>
        <table:table-row>
          <table:table-cell office:value-type="string">
            <text:p>Le Blayais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2">
            <text:p>1982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9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2018-10-12 13:02:05</text:p>
          </table:table-cell>
          <table:table-cell office:value-type="float" office:value="-0.690812850465903000000000000000">
            <text:p>-0.690812850465903000000000000000</text:p>
          </table:table-cell>
          <table:table-cell office:value-type="float" office:value="45.262563241595000000000000000000">
            <text:p>45.262563241595000000000000000000</text:p>
          </table:table-cell>
        </table:table-row>
        <table:table-row>
          <table:table-cell office:value-type="string">
            <text:p>Le Blayais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3">
            <text:p>1983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string">
            <text:p>2018-10-12 13:02:05</text:p>
          </table:table-cell>
          <table:table-cell office:value-type="float" office:value="-0.690812850465903000000000000000">
            <text:p>-0.690812850465903000000000000000</text:p>
          </table:table-cell>
          <table:table-cell office:value-type="float" office:value="45.262563241595000000000000000000">
            <text:p>45.262563241595000000000000000000</text:p>
          </table:table-cell>
        </table:table-row>
        <table:table-row>
          <table:table-cell office:value-type="string">
            <text:p>Le Blayais 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3">
            <text:p>1983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string">
            <text:p>2018-10-12 13:02:05</text:p>
          </table:table-cell>
          <table:table-cell office:value-type="float" office:value="-0.690812850465903000000000000000">
            <text:p>-0.690812850465903000000000000000</text:p>
          </table:table-cell>
          <table:table-cell office:value-type="float" office:value="45.262563241595000000000000000000">
            <text:p>45.262563241595000000000000000000</text:p>
          </table:table-cell>
        </table:table-row>
        <table:table-row>
          <table:table-cell office:value-type="string">
            <text:p>Saint Laurent des Eaux B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2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1">
            <text:p>11</text:p>
          </table:table-cell>
          <table:table-cell office:value-type="string">
            <text:p>2018-10-12 13:02:05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Saint Laurent des Eaux B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2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cen_sai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string">
            <text:p>2018-10-12 13:02:05</text:p>
          </table:table-cell>
          <table:table-cell office:value-type="float" office:value="1.593242593403200000000000000000">
            <text:p>1.593242593403200000000000000000</text:p>
          </table:table-cell>
          <table:table-cell office:value-type="float" office:value="47.719143895972000000000000000000">
            <text:p>47.719143895972000000000000000000</text:p>
          </table:table-cell>
        </table:table-row>
        <table:table-row>
          <table:table-cell office:value-type="string">
            <text:p>Tricastin 1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tri_f7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4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2018-10-12 13:02:05</text:p>
          </table:table-cell>
          <table:table-cell office:value-type="float" office:value="4.735721060791520000000000000000">
            <text:p>4.735721060791520000000000000000</text:p>
          </table:table-cell>
          <table:table-cell office:value-type="float" office:value="44.331338426548800000000000000000">
            <text:p>44.331338426548800000000000000000</text:p>
          </table:table-cell>
        </table:table-row>
        <table:table-row>
          <table:table-cell office:value-type="string">
            <text:p>Tricastin 2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tri_f7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2018-10-12 13:02:05</text:p>
          </table:table-cell>
          <table:table-cell office:value-type="float" office:value="4.735721060791520000000000000000">
            <text:p>4.735721060791520000000000000000</text:p>
          </table:table-cell>
          <table:table-cell office:value-type="float" office:value="44.331338426548800000000000000000">
            <text:p>44.331338426548800000000000000000</text:p>
          </table:table-cell>
        </table:table-row>
        <table:table-row>
          <table:table-cell office:value-type="string">
            <text:p>Tricastin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0">
            <text:p>1980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tri_f7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6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string">
            <text:p>2018-10-12 13:02:05</text:p>
          </table:table-cell>
          <table:table-cell office:value-type="float" office:value="4.735721060791520000000000000000">
            <text:p>4.735721060791520000000000000000</text:p>
          </table:table-cell>
          <table:table-cell office:value-type="float" office:value="44.331338426548800000000000000000">
            <text:p>44.331338426548800000000000000000</text:p>
          </table:table-cell>
        </table:table-row>
        <table:table-row>
          <table:table-cell office:value-type="string">
            <text:p>Tricastin 4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900 MW</text:p>
          </table:table-cell>
          <table:table-cell office:value-type="string">
            <text:p>palier CP1</text:p>
          </table:table-cell>
          <table:table-cell office:value-type="float" office:value="1981">
            <text:p>1981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rhone_tri_f7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string">
            <text:p>2018-10-12 13:02:05</text:p>
          </table:table-cell>
          <table:table-cell office:value-type="float" office:value="4.735721060791520000000000000000">
            <text:p>4.735721060791520000000000000000</text:p>
          </table:table-cell>
          <table:table-cell office:value-type="float" office:value="44.331338426548800000000000000000">
            <text:p>44.331338426548800000000000000000</text:p>
          </table:table-cell>
        </table:table-row>
        <table:table-row>
          <table:table-cell office:value-type="string">
            <text:p>Flamanville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EPR</text:p>
          </table:table-cell>
          <table:table-cell office:value-type="string">
            <text:p>palier EPR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onstr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string">
            <text:p>2018-10-12 13:02:05</text:p>
          </table:table-cell>
          <table:table-cell office:value-type="float" office:value="-1.883266435491980000000000000000">
            <text:p>-1.883266435491980000000000000000</text:p>
          </table:table-cell>
          <table:table-cell office:value-type="float" office:value="49.548012027456200000000000000000">
            <text:p>49.548012027456200000000000000000</text:p>
          </table:table-cell>
        </table:table-row>
        <table:table-row>
          <table:table-cell office:value-type="string">
            <text:p>Penly 3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EPR</text:p>
          </table:table-cell>
          <table:table-cell office:value-type="string">
            <text:p>palier EPR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roj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string">
            <text:p>2018-10-12 13:02:05</text:p>
          </table:table-cell>
          <table:table-cell office:value-type="float" office:value="1.164872616802040000000000000000">
            <text:p>1.164872616802040000000000000000</text:p>
          </table:table-cell>
          <table:table-cell office:value-type="float" office:value="49.987358536157700000000000000000">
            <text:p>49.987358536157700000000000000000</text:p>
          </table:table-cell>
        </table:table-row>
        <table:table-row>
          <table:table-cell office:value-type="string">
            <text:p>Superphénix</text:p>
          </table:table-cell>
          <table:table-cell office:value-type="float" office:value="0">
            <text:p>0</text:p>
          </table:table-cell>
          <table:table-cell office:value-type="string">
            <text:p>réacteur</text:p>
          </table:table-cell>
          <table:table-cell office:value-type="string">
            <text:p>SPX</text:p>
          </table:table-cell>
          <table:table-cell office:value-type="string">
            <text:p>production d'électricité et de plutoniu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rrêt définitif</text:p>
          </table:table-cell>
          <table:table-cell office:value-type="string">
            <text:p>rhone_crey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1">
            <text:p>191</text:p>
          </table:table-cell>
          <table:table-cell office:value-type="float" office:value="8">
            <text:p>8</text:p>
          </table:table-cell>
          <table:table-cell office:value-type="string">
            <text:p>2018-10-12 13:02:05</text:p>
          </table:table-cell>
          <table:table-cell office:value-type="float" office:value="5.463911872152650000000000000000">
            <text:p>5.463911872152650000000000000000</text:p>
          </table:table-cell>
          <table:table-cell office:value-type="float" office:value="45.765522460180700000000000000000">
            <text:p>45.765522460180700000000000000000</text:p>
          </table:table-cell>
        </table:table-row>
        <table:table-row>
          <table:table-cell office:value-type="string">
            <text:p>Fontenay-aux-Roses</text:p>
          </table:table-cell>
          <table:table-cell office:value-type="float" office:value="0">
            <text:p>0</text:p>
          </table:table-cell>
          <table:table-cell office:value-type="string">
            <text:p>recherche</text:p>
          </table:table-cell>
          <table:table-cell office:value-type="string">
            <text:p/>
          </table:table-cell>
          <table:table-cell office:value-type="string">
            <text:p>CEA - centre de recherche et développement, officiellement civi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idfp_fon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276535158396160000000000000000">
            <text:p>2.276535158396160000000000000000</text:p>
          </table:table-cell>
          <table:table-cell office:value-type="float" office:value="48.790520008313500000000000000000">
            <text:p>48.790520008313500000000000000000</text:p>
          </table:table-cell>
        </table:table-row>
        <table:table-row>
          <table:table-cell office:value-type="string">
            <text:p>Fontenay-aux-Roses</text:p>
          </table:table-cell>
          <table:table-cell office:value-type="float" office:value="0">
            <text:p>0</text:p>
          </table:table-cell>
          <table:table-cell office:value-type="string">
            <text:p>recherche</text:p>
          </table:table-cell>
          <table:table-cell office:value-type="string">
            <text:p/>
          </table:table-cell>
          <table:table-cell office:value-type="string">
            <text:p>CEA - centre de recherche et développement, officiellement civi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idfp_font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2.276171601831420000000000000000">
            <text:p>2.276171601831420000000000000000</text:p>
          </table:table-cell>
          <table:table-cell office:value-type="float" office:value="48.789870687765700000000000000000">
            <text:p>48.789870687765700000000000000000</text:p>
          </table:table-cell>
        </table:table-row>
        <table:table-row>
          <table:table-cell office:value-type="string">
            <text:p>Saclay</text:p>
          </table:table-cell>
          <table:table-cell office:value-type="float" office:value="177">
            <text:p>177</text:p>
          </table:table-cell>
          <table:table-cell office:value-type="string">
            <text:p>recherche</text:p>
          </table:table-cell>
          <table:table-cell office:value-type="string">
            <text:p/>
          </table:table-cell>
          <table:table-cell office:value-type="string">
            <text:p>CEA - recherche fondamentale et appliqué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idfg_sac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string">
            <text:p>2018-12-18 15:46:34</text:p>
          </table:table-cell>
          <table:table-cell office:value-type="float" office:value="2.152003026592420000000000000000">
            <text:p>2.152003026592420000000000000000</text:p>
          </table:table-cell>
          <table:table-cell office:value-type="float" office:value="48.728454458301300000000000000000">
            <text:p>48.728454458301300000000000000000</text:p>
          </table:table-cell>
        </table:table-row>
        <table:table-row>
          <table:table-cell office:value-type="string">
            <text:p>Grenoble</text:p>
          </table:table-cell>
          <table:table-cell office:value-type="float" office:value="192">
            <text:p>192</text:p>
          </table:table-cell>
          <table:table-cell office:value-type="string">
            <text:p>recherche</text:p>
          </table:table-cell>
          <table:table-cell office:value-type="string">
            <text:p/>
          </table:table-cell>
          <table:table-cell office:value-type="string">
            <text:p>Centre d'Études Nucléaires de Grenoble - recherche théorique et appliqué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rhone_cen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francenuc.org/fr_sites/rhone_ill_f.htm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office:value-type="string">
            <text:p>2018-12-18 15:35:57</text:p>
          </table:table-cell>
          <table:table-cell office:value-type="float" office:value="5.696845628052960000000000000000">
            <text:p>5.696845628052960000000000000000</text:p>
          </table:table-cell>
          <table:table-cell office:value-type="float" office:value="45.203751111421300000000000000000">
            <text:p>45.203751111421300000000000000000</text:p>
          </table:table-cell>
        </table:table-row>
        <table:table-row>
          <table:table-cell office:value-type="string">
            <text:p>Caen</text:p>
          </table:table-cell>
          <table:table-cell office:value-type="float" office:value="0">
            <text:p>0</text:p>
          </table:table-cell>
          <table:table-cell office:value-type="string">
            <text:p>recherche</text:p>
          </table:table-cell>
          <table:table-cell office:value-type="string">
            <text:p/>
          </table:table-cell>
          <table:table-cell office:value-type="string">
            <text:p>GANIL - laboratoire de recherche fondamental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>bnorm_ganil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360423927210273000000000000000">
            <text:p>-0.360423927210273000000000000000</text:p>
          </table:table-cell>
          <table:table-cell office:value-type="float" office:value="49.211446796977200000000000000000">
            <text:p>49.211446796977200000000000000000</text:p>
          </table:table-cell>
        </table:table-row>
        <table:table-row>
          <table:table-cell office:value-type="string">
            <text:p>fosse des Casquets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immersion de déchets belges et britanniques à 100-150 m de profondeur</text:p>
          </table:table-cell>
          <table:table-cell office:value-type="float" office:value="1952">
            <text:p>1952</text:p>
          </table:table-cell>
          <table:table-cell office:value-type="float" office:value="1963">
            <text:p>19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5">
            <text:p>205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2.347680000000000000000000000000">
            <text:p>-2.347680000000000000000000000000</text:p>
          </table:table-cell>
          <table:table-cell office:value-type="float" office:value="49.870910000000000000000000000000">
            <text:p>49.870910000000000000000000000000</text:p>
          </table:table-cell>
        </table:table-row>
        <table:table-row>
          <table:table-cell office:value-type="string">
            <text:p>Saint Sylvain d'Anjou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sous-traitant</text:p>
          </table:table-cell>
          <table:table-cell office:value-type="string">
            <text:p>CMI, chaudronnerie industrielle, travaille pour le projet EPR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7">
            <text:p>207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479610000000000000000000000000">
            <text:p>-0.479610000000000000000000000000</text:p>
          </table:table-cell>
          <table:table-cell office:value-type="float" office:value="47.531370000000000000000000000000">
            <text:p>47.531370000000000000000000000000</text:p>
          </table:table-cell>
        </table:table-row>
        <table:table-row>
          <table:table-cell office:value-type="string">
            <text:p>Montreuil-Juigné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crayons</text:p>
          </table:table-cell>
          <table:table-cell office:value-type="string">
            <text:p>tubes pour le gainage des tubes des assemblages combustibl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8">
            <text:p>208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0.617900000000000000000000000000">
            <text:p>-0.617900000000000000000000000000</text:p>
          </table:table-cell>
          <table:table-cell office:value-type="float" office:value="47.529390000000000000000000000000">
            <text:p>47.529390000000000000000000000000</text:p>
          </table:table-cell>
        </table:table-row>
        <table:table-row>
          <table:table-cell office:value-type="string">
            <text:p>Morvilliers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>centre de stockage</text:p>
          </table:table-cell>
          <table:table-cell office:value-type="string">
            <text:p>stockage de déchets nucléaires Très Faiblement Radioactifs</text:p>
          </table:table-cell>
          <table:table-cell office:value-type="float" office:value="2003">
            <text:p>200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andra.fr/andra-aube/pages/fr/menu4/le-centre-de-stockage-tfa/le-centre-1093.html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9">
            <text:p>209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666667000000000000000000000000">
            <text:p>4.666667000000000000000000000000</text:p>
          </table:table-cell>
          <table:table-cell office:value-type="float" office:value="48.373333000000000000000000000000">
            <text:p>48.373333000000000000000000000000</text:p>
          </table:table-cell>
        </table:table-row>
        <table:table-row>
          <table:table-cell office:value-type="string">
            <text:p>Brienne-le-Château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dépôt de munitions</text:p>
          </table:table-cell>
          <table:table-cell office:value-type="string">
            <text:p>stockage d'obus de 105 mm à l'uranium appauvri, APFSDS-T OFL 105 E2. pour les intime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liberation.fr/societe/0101359931-plus-de-2-000-obus-a-l-uranium-appauvri-testes-en-france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566880000000000000000000000000">
            <text:p>4.566880000000000000000000000000</text:p>
          </table:table-cell>
          <table:table-cell office:value-type="float" office:value="48.396500000000000000000000000000">
            <text:p>48.396500000000000000000000000000</text:p>
          </table:table-cell>
        </table:table-row>
        <table:table-row>
          <table:table-cell office:value-type="string">
            <text:p>Brienne-le-Château</text:p>
          </table:table-cell>
          <table:table-cell office:value-type="float" office:value="0">
            <text:p>0</text:p>
          </table:table-cell>
          <table:table-cell office:value-type="string">
            <text:p>autre</text:p>
          </table:table-cell>
          <table:table-cell office:value-type="string">
            <text:p>gare</text:p>
          </table:table-cell>
          <table:table-cell office:value-type="string">
            <text:p>terminal ferrovaire du CSA 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champ_csa_f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andra.fr/index.php?id=glossaire__1_1&amp;lettre=C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1">
            <text:p>211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4.531960000000000000000000000000">
            <text:p>4.531960000000000000000000000000</text:p>
          </table:table-cell>
          <table:table-cell office:value-type="float" office:value="48.395640000000000000000000000000">
            <text:p>48.395640000000000000000000000000</text:p>
          </table:table-cell>
        </table:table-row>
        <table:table-row>
          <table:table-cell office:value-type="string">
            <text:p>Gâvres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polygône de tir</text:p>
          </table:table-cell>
          <table:table-cell office:value-type="string">
            <text:p>centre d'essais et de lancements de missiles de Gâvres, utilisé pour le M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www.voilesetvoiliers.com/croisiere/navigation-shom-les-avis-aux-navigateurs-d-avril-200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2">
            <text:p>212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3.326540000000000000000000000000">
            <text:p>-3.326540000000000000000000000000</text:p>
          </table:table-cell>
          <table:table-cell office:value-type="float" office:value="47.700650000000000000000000000000">
            <text:p>47.700650000000000000000000000000</text:p>
          </table:table-cell>
        </table:table-row>
        <table:table-row>
          <table:table-cell office:value-type="string">
            <text:p>Biscarrosse</text:p>
          </table:table-cell>
          <table:table-cell office:value-type="float" office:value="0">
            <text:p>0</text:p>
          </table:table-cell>
          <table:table-cell office:value-type="string">
            <text:p>militaire</text:p>
          </table:table-cell>
          <table:table-cell office:value-type="string">
            <text:p>CELM</text:p>
          </table:table-cell>
          <table:table-cell office:value-type="string">
            <text:p>centre d'essais et de lancements de missiles, utilisé pour le M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://asstech.gdah.free.fr/spip/spip.php?article17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3">
            <text:p>213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-1.166670000000000000000000000000">
            <text:p>-1.166670000000000000000000000000</text:p>
          </table:table-cell>
          <table:table-cell office:value-type="float" office:value="44.400000000000000000000000000000">
            <text:p>44.400000000000000000000000000000</text:p>
          </table:table-cell>
        </table:table-row>
        <table:table-row>
          <table:table-cell office:value-type="string">
            <text:p>Le Bugey</text:p>
          </table:table-cell>
          <table:table-cell office:value-type="float" office:value="0">
            <text:p>0</text:p>
          </table:table-cell>
          <table:table-cell office:value-type="string">
            <text:p>déchets</text:p>
          </table:table-cell>
          <table:table-cell office:value-type="string">
            <text:p/>
          </table:table-cell>
          <table:table-cell office:value-type="string">
            <text:p>ICEDA - projet d'Installation de Conditionnement et d'Entreposage de Déchets Activé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	http://www.sortirdunucleaire.org/index.php?menu=actualites&amp;sousmenu=dossiers&amp;soussousmenu=Iceda&amp;page=index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4">
            <text:p>214</text:p>
          </table:table-cell>
          <table:table-cell office:value-type="string">
            <text:p>NULL</text:p>
          </table:table-cell>
          <table:table-cell office:value-type="string">
            <text:p>2018-10-12 13:02:05</text:p>
          </table:table-cell>
          <table:table-cell office:value-type="float" office:value="5.266538188022900000000000000000">
            <text:p>5.266538188022900000000000000000</text:p>
          </table:table-cell>
          <table:table-cell office:value-type="float" office:value="45.807224801342000000000000000000">
            <text:p>45.8072248013420000000000000000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4</meta:generator>
    <meta:initial-creator>phpMyAdmin 4.6.6deb4</meta:initial-creator>
    <meta:creation-date>2019-03-27T12:26:11</meta:creation-date>
  </office:meta>
</office:document-meta>
</file>